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language="en" fo:country="US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P98" style:parent-style-name="Normal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P103" style:parent-style-name="Normal" style:family="paragraph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P105" style:parent-style-name="Normal" style:family="paragraph">
      <style:text-properties fo:language="en" fo:country="US"/>
    </style:style>
    <style:style style:name="P106" style:parent-style-name="Normal" style:family="paragraph">
      <style:text-properties fo:language="en" fo:country="US"/>
    </style:style>
    <style:style style:name="P107" style:parent-style-name="Normal" style:family="paragraph">
      <style:text-properties fo:language="en" fo:country="US"/>
    </style:style>
    <style:style style:name="P108" style:parent-style-name="Normal" style:family="paragraph">
      <style:text-properties fo:language="en" fo:country="US"/>
    </style:style>
    <style:style style:name="P109" style:parent-style-name="Normal" style:family="paragraph">
      <style:text-properties fo:language="en" fo:country="US"/>
    </style:style>
    <style:style style:name="P110" style:parent-style-name="Normal" style:family="paragraph">
      <style:text-properties fo:language="en" fo:country="US"/>
    </style:style>
    <style:style style:name="P111" style:parent-style-name="Normal" style:family="paragraph">
      <style:text-properties fo:language="en" fo:country="US"/>
    </style:style>
    <style:style style:name="P112" style:parent-style-name="Normal" style:family="paragraph">
      <style:text-properties fo:language="en" fo:country="US"/>
    </style:style>
    <style:style style:name="P113" style:parent-style-name="Normal" style:family="paragraph">
      <style:text-properties fo:language="en" fo:country="US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P136" style:parent-style-name="Normal" style:family="paragraph">
      <style:text-properties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P151" style:parent-style-name="Normal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  <style:style style:name="P160" style:parent-style-name="Normal" style:family="paragraph">
      <style:text-properties fo:language="en" fo:country="US"/>
    </style:style>
    <style:style style:name="P161" style:parent-style-name="Normal" style:family="paragraph">
      <style:text-properties fo:language="en" fo:country="US"/>
    </style:style>
    <style:style style:name="P162" style:parent-style-name="Normal" style:family="paragraph">
      <style:text-properties fo:language="en" fo:country="US"/>
    </style:style>
    <style:style style:name="P163" style:parent-style-name="Normal" style:family="paragraph">
      <style:text-properties fo:language="en" fo:country="US"/>
    </style:style>
    <style:style style:name="P164" style:parent-style-name="Normal" style:family="paragraph">
      <style:text-properties fo:language="en" fo:country="US"/>
    </style:style>
    <style:style style:name="P165" style:parent-style-name="Normal" style:family="paragraph">
      <style:text-properties fo:language="en" fo:country="US"/>
    </style:style>
    <style:style style:name="P166" style:parent-style-name="Normal" style:family="paragraph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family="paragraph">
      <style:text-properties fo:language="en" fo:country="US"/>
    </style:style>
    <style:style style:name="P169" style:parent-style-name="Normal" style:family="paragraph">
      <style:text-properties fo:language="en" fo:country="US"/>
    </style:style>
    <style:style style:name="P170" style:parent-style-name="Normal" style:family="paragraph">
      <style:text-properties fo:language="en" fo:country="US"/>
    </style:style>
    <style:style style:name="P171" style:parent-style-name="Normal" style:family="paragraph">
      <style:text-properties fo:language="en" fo:country="US"/>
    </style:style>
    <style:style style:name="P172" style:parent-style-name="Normal" style:family="paragraph">
      <style:text-properties fo:language="en" fo:country="US"/>
    </style:style>
    <style:style style:name="P173" style:parent-style-name="Normal" style:family="paragraph">
      <style:text-properties fo:language="en" fo:country="US"/>
    </style:style>
    <style:style style:name="P174" style:parent-style-name="Normal" style:family="paragraph">
      <style:text-properties fo:language="en" fo:country="US"/>
    </style:style>
    <style:style style:name="P175" style:parent-style-name="Normal" style:family="paragraph">
      <style:text-properties fo:language="en" fo:country="US"/>
    </style:style>
    <style:style style:name="P176" style:parent-style-name="Normal" style:family="paragraph">
      <style:text-properties fo:language="en" fo:country="US"/>
    </style:style>
    <style:style style:name="P177" style:parent-style-name="Normal" style:family="paragraph">
      <style:text-properties fo:language="en" fo:country="US"/>
    </style:style>
    <style:style style:name="P178" style:parent-style-name="Normal" style:family="paragraph">
      <style:text-properties fo:language="en" fo:country="US"/>
    </style:style>
    <style:style style:name="P179" style:parent-style-name="Normal" style:family="paragraph">
      <style:text-properties fo:language="en" fo:country="US"/>
    </style:style>
    <style:style style:name="P180" style:parent-style-name="Normal" style:family="paragraph">
      <style:text-properties fo:language="en" fo:country="US"/>
    </style:style>
    <style:style style:name="P181" style:parent-style-name="Normal" style:family="paragraph">
      <style:text-properties fo:language="en" fo:country="US"/>
    </style:style>
    <style:style style:name="P182" style:parent-style-name="Normal" style:family="paragraph">
      <style:text-properties fo:language="en" fo:country="US"/>
    </style:style>
    <style:style style:name="P183" style:parent-style-name="Normal" style:family="paragraph">
      <style:text-properties fo:language="en" fo:country="US"/>
    </style:style>
    <style:style style:name="P184" style:parent-style-name="Normal" style:family="paragraph">
      <style:text-properties fo:language="en" fo:country="US"/>
    </style:style>
    <style:style style:name="P185" style:parent-style-name="Normal" style:family="paragraph">
      <style:text-properties fo:language="en" fo:country="US"/>
    </style:style>
    <style:style style:name="P186" style:parent-style-name="Normal" style:family="paragraph">
      <style:text-properties fo:language="en" fo:country="US"/>
    </style:style>
    <style:style style:name="P187" style:parent-style-name="Normal" style:family="paragraph">
      <style:text-properties fo:language="en" fo:country="US"/>
    </style:style>
    <style:style style:name="P188" style:parent-style-name="Normal" style:family="paragraph">
      <style:text-properties fo:language="en" fo:country="US"/>
    </style:style>
    <style:style style:name="P189" style:parent-style-name="Normal" style:family="paragraph">
      <style:text-properties fo:language="en" fo:country="US"/>
    </style:style>
    <style:style style:name="P190" style:parent-style-name="Normal" style:family="paragraph">
      <style:text-properties fo:language="en" fo:country="US"/>
    </style:style>
    <style:style style:name="P191" style:parent-style-name="Normal" style:family="paragraph">
      <style:text-properties fo:language="en" fo:country="US"/>
    </style:style>
    <style:style style:name="P192" style:parent-style-name="Normal" style:family="paragraph">
      <style:text-properties fo:language="en" fo:country="US"/>
    </style:style>
    <style:style style:name="P193" style:parent-style-name="Normal" style:family="paragraph">
      <style:text-properties fo:language="en" fo:country="US"/>
    </style:style>
    <style:style style:name="P194" style:parent-style-name="Normal" style:family="paragraph">
      <style:text-properties fo:language="en" fo:country="US"/>
    </style:style>
    <style:style style:name="P195" style:parent-style-name="Normal" style:family="paragraph">
      <style:text-properties fo:language="en" fo:country="US"/>
    </style:style>
    <style:style style:name="P196" style:parent-style-name="Normal" style:family="paragraph">
      <style:text-properties fo:language="en" fo:country="US"/>
    </style:style>
    <style:style style:name="P197" style:parent-style-name="Normal" style:family="paragraph">
      <style:text-properties fo:language="en" fo:country="US"/>
    </style:style>
    <style:style style:name="P198" style:parent-style-name="Normal" style:family="paragraph">
      <style:text-properties fo:language="en" fo:country="US"/>
    </style:style>
    <style:style style:name="P199" style:parent-style-name="Normal" style:family="paragraph">
      <style:text-properties fo:language="en" fo:country="US"/>
    </style:style>
    <style:style style:name="P200" style:parent-style-name="Normal" style:family="paragraph">
      <style:text-properties fo:language="en" fo:country="US"/>
    </style:style>
    <style:style style:name="P201" style:parent-style-name="Normal" style:family="paragraph">
      <style:text-properties fo:language="en" fo:country="US"/>
    </style:style>
    <style:style style:name="P202" style:parent-style-name="Normal" style:family="paragraph">
      <style:text-properties fo:language="en" fo:country="US"/>
    </style:style>
    <style:style style:name="P203" style:parent-style-name="Normal" style:family="paragraph">
      <style:text-properties fo:language="en" fo:country="US"/>
    </style:style>
    <style:style style:name="P204" style:parent-style-name="Normal" style:family="paragraph">
      <style:text-properties fo:language="en" fo:country="US"/>
    </style:style>
    <style:style style:name="P205" style:parent-style-name="Normal" style:family="paragraph">
      <style:text-properties fo:language="en" fo:country="US"/>
    </style:style>
    <style:style style:name="P206" style:parent-style-name="Normal" style:family="paragraph">
      <style:text-properties fo:language="en" fo:country="US"/>
    </style:style>
    <style:style style:name="P207" style:parent-style-name="Normal" style:family="paragraph">
      <style:text-properties fo:language="en" fo:country="US"/>
    </style:style>
    <style:style style:name="P208" style:parent-style-name="Normal" style:family="paragraph">
      <style:text-properties fo:language="en" fo:country="US"/>
    </style:style>
    <style:style style:name="P209" style:parent-style-name="Normal" style:family="paragraph">
      <style:text-properties fo:language="en" fo:country="US"/>
    </style:style>
    <style:style style:name="P210" style:parent-style-name="Normal" style:family="paragraph">
      <style:text-properties fo:language="en" fo:country="US"/>
    </style:style>
    <style:style style:name="P211" style:parent-style-name="Normal" style:family="paragraph">
      <style:text-properties fo:language="en" fo:country="US"/>
    </style:style>
    <style:style style:name="P212" style:parent-style-name="Normal" style:family="paragraph">
      <style:text-properties fo:language="en" fo:country="US"/>
    </style:style>
    <style:style style:name="P213" style:parent-style-name="Normal" style:family="paragraph">
      <style:text-properties fo:language="en" fo:country="US"/>
    </style:style>
    <style:style style:name="P214" style:parent-style-name="Normal" style:family="paragraph">
      <style:text-properties fo:language="en" fo:country="US"/>
    </style:style>
    <style:style style:name="P215" style:parent-style-name="Normal" style:family="paragraph">
      <style:text-properties fo:language="en" fo:country="US"/>
    </style:style>
    <style:style style:name="P216" style:parent-style-name="Normal" style:family="paragraph">
      <style:text-properties fo:language="en" fo:country="US"/>
    </style:style>
    <style:style style:name="P217" style:parent-style-name="Normal" style:family="paragraph">
      <style:text-properties fo:language="en" fo:country="US"/>
    </style:style>
    <style:style style:name="P218" style:parent-style-name="Normal" style:family="paragraph">
      <style:text-properties fo:language="en" fo:country="US"/>
    </style:style>
    <style:style style:name="P219" style:parent-style-name="Normal" style:family="paragraph">
      <style:text-properties fo:language="en" fo:country="US"/>
    </style:style>
    <style:style style:name="P220" style:parent-style-name="Normal" style:family="paragraph">
      <style:text-properties fo:language="en" fo:country="US"/>
    </style:style>
    <style:style style:name="P221" style:parent-style-name="Normal" style:family="paragraph">
      <style:text-properties fo:language="en" fo:country="US"/>
    </style:style>
    <style:style style:name="P222" style:parent-style-name="Normal" style:family="paragraph">
      <style:text-properties fo:language="en" fo:country="US"/>
    </style:style>
    <style:style style:name="P223" style:parent-style-name="Normal" style:family="paragraph">
      <style:text-properties fo:language="en" fo:country="US"/>
    </style:style>
    <style:style style:name="P224" style:parent-style-name="Normal" style:family="paragraph">
      <style:text-properties fo:language="en" fo:country="US"/>
    </style:style>
    <style:style style:name="P225" style:parent-style-name="Normal" style:family="paragraph">
      <style:text-properties fo:language="en" fo:country="US"/>
    </style:style>
    <style:style style:name="P226" style:parent-style-name="Normal" style:family="paragraph">
      <style:text-properties fo:language="en" fo:country="US"/>
    </style:style>
    <style:style style:name="P227" style:parent-style-name="Normal" style:family="paragraph">
      <style:text-properties fo:language="en" fo:country="US"/>
    </style:style>
    <style:style style:name="P228" style:parent-style-name="Normal" style:family="paragraph">
      <style:text-properties fo:language="en" fo:country="US"/>
    </style:style>
    <style:style style:name="P229" style:parent-style-name="Normal" style:family="paragraph">
      <style:text-properties fo:language="en" fo:country="US"/>
    </style:style>
    <style:style style:name="P230" style:parent-style-name="Normal" style:family="paragraph">
      <style:text-properties fo:language="en" fo:country="US"/>
    </style:style>
    <style:style style:name="P231" style:parent-style-name="Normal" style:family="paragraph">
      <style:text-properties fo:language="en" fo:country="US"/>
    </style:style>
    <style:style style:name="P232" style:parent-style-name="Normal" style:family="paragraph">
      <style:text-properties fo:language="en" fo:country="US"/>
    </style:style>
    <style:style style:name="P233" style:parent-style-name="Normal" style:family="paragraph">
      <style:text-properties fo:language="en" fo:country="US"/>
    </style:style>
    <style:style style:name="P234" style:parent-style-name="Normal" style:family="paragraph">
      <style:text-properties fo:language="en" fo:country="US"/>
    </style:style>
    <style:style style:name="P235" style:parent-style-name="Normal" style:family="paragraph">
      <style:text-properties fo:language="en" fo:country="US"/>
    </style:style>
    <style:style style:name="P236" style:parent-style-name="Normal" style:family="paragraph">
      <style:text-properties fo:language="en" fo:country="US"/>
    </style:style>
    <style:style style:name="P237" style:parent-style-name="Normal" style:family="paragraph">
      <style:text-properties fo:language="en" fo:country="US"/>
    </style:style>
    <style:style style:name="P238" style:parent-style-name="Normal" style:family="paragraph">
      <style:text-properties fo:language="en" fo:country="US"/>
    </style:style>
    <style:style style:name="P239" style:parent-style-name="Normal" style:family="paragraph">
      <style:text-properties fo:language="en" fo:country="US"/>
    </style:style>
    <style:style style:name="P240" style:parent-style-name="Normal" style:family="paragraph">
      <style:text-properties fo:language="en" fo:country="US"/>
    </style:style>
    <style:style style:name="P241" style:parent-style-name="Normal" style:family="paragraph">
      <style:text-properties fo:language="en" fo:country="US"/>
    </style:style>
    <style:style style:name="P242" style:parent-style-name="Normal" style:family="paragraph">
      <style:text-properties fo:language="en" fo:country="US"/>
    </style:style>
    <style:style style:name="P243" style:parent-style-name="Normal" style:family="paragraph">
      <style:text-properties fo:language="en" fo:country="US"/>
    </style:style>
    <style:style style:name="P244" style:parent-style-name="Normal" style:family="paragraph">
      <style:text-properties fo:language="en" fo:country="US"/>
    </style:style>
    <style:style style:name="P245" style:parent-style-name="Normal" style:family="paragraph">
      <style:text-properties fo:language="en" fo:country="US"/>
    </style:style>
    <style:style style:name="P246" style:parent-style-name="Normal" style:family="paragraph">
      <style:text-properties fo:language="en" fo:country="US"/>
    </style:style>
    <style:style style:name="P247" style:parent-style-name="Normal" style:family="paragraph">
      <style:text-properties fo:language="en" fo:country="US"/>
    </style:style>
    <style:style style:name="P248" style:parent-style-name="Normal" style:family="paragraph">
      <style:text-properties fo:language="en" fo:country="US"/>
    </style:style>
    <style:style style:name="P249" style:parent-style-name="Normal" style:family="paragraph">
      <style:text-properties fo:language="en" fo:country="US"/>
    </style:style>
    <style:style style:name="P250" style:parent-style-name="Normal" style:family="paragraph">
      <style:text-properties fo:language="en" fo:country="US"/>
    </style:style>
    <style:style style:name="P251" style:parent-style-name="Normal" style:family="paragraph">
      <style:text-properties fo:language="en" fo:country="US"/>
    </style:style>
    <style:style style:name="P252" style:parent-style-name="Normal" style:family="paragraph">
      <style:text-properties fo:language="en" fo:country="US"/>
    </style:style>
    <style:style style:name="P253" style:parent-style-name="Normal" style:family="paragraph">
      <style:text-properties fo:language="en" fo:country="US"/>
    </style:style>
    <style:style style:name="P254" style:parent-style-name="Normal" style:family="paragraph">
      <style:text-properties fo:language="en" fo:country="US"/>
    </style:style>
    <style:style style:name="P255" style:parent-style-name="Normal" style:family="paragraph">
      <style:text-properties fo:language="en" fo:country="US"/>
    </style:style>
    <style:style style:name="P256" style:parent-style-name="Normal" style:family="paragraph">
      <style:text-properties fo:language="en" fo:country="US"/>
    </style:style>
    <style:style style:name="P257" style:parent-style-name="Normal" style:family="paragraph">
      <style:text-properties fo:language="en" fo:country="US"/>
    </style:style>
    <style:style style:name="P258" style:parent-style-name="Normal" style:family="paragraph">
      <style:text-properties fo:language="en" fo:country="US"/>
    </style:style>
    <style:style style:name="P259" style:parent-style-name="Normal" style:family="paragraph">
      <style:text-properties fo:language="en" fo:country="US"/>
    </style:style>
    <style:style style:name="P260" style:parent-style-name="Normal" style:family="paragraph">
      <style:text-properties fo:language="en" fo:country="US"/>
    </style:style>
    <style:style style:name="T261" style:parent-style-name="Tipodeletrapredefinidodoparágrafo" style:family="text">
      <style:text-properties fo:language="en" fo:country="US"/>
    </style:style>
    <style:style style:name="P262" style:parent-style-name="Normal" style:family="paragraph">
      <style:text-properties fo:language="en" fo:country="US"/>
    </style:style>
    <style:style style:name="P263" style:parent-style-name="Normal" style:family="paragraph">
      <style:text-properties fo:language="en" fo:country="US"/>
    </style:style>
    <style:style style:name="P264" style:parent-style-name="Normal" style:family="paragraph">
      <style:text-properties fo:language="en" fo:country="US"/>
    </style:style>
    <style:style style:name="P265" style:parent-style-name="Normal" style:family="paragraph">
      <style:text-properties fo:language="en" fo:country="US"/>
    </style:style>
    <style:style style:name="P266" style:parent-style-name="Normal" style:family="paragraph">
      <style:text-properties fo:language="en" fo:country="US"/>
    </style:style>
    <style:style style:name="P267" style:parent-style-name="Normal" style:family="paragraph">
      <style:text-properties fo:language="en" fo:country="US"/>
    </style:style>
    <style:style style:name="P268" style:parent-style-name="Normal" style:family="paragraph">
      <style:text-properties fo:language="en" fo:country="US"/>
    </style:style>
    <style:style style:name="P269" style:parent-style-name="Normal" style:family="paragraph">
      <style:text-properties fo:language="en" fo:country="US"/>
    </style:style>
    <style:style style:name="P270" style:parent-style-name="Normal" style:family="paragraph">
      <style:text-properties fo:language="en" fo:country="US"/>
    </style:style>
    <style:style style:name="P271" style:parent-style-name="Normal" style:family="paragraph">
      <style:text-properties fo:language="en" fo:country="US"/>
    </style:style>
    <style:style style:name="P272" style:parent-style-name="Normal" style:family="paragraph">
      <style:text-properties fo:language="en" fo:country="US"/>
    </style:style>
    <style:style style:name="P273" style:parent-style-name="Normal" style:family="paragraph">
      <style:text-properties fo:language="en" fo:country="US"/>
    </style:style>
    <style:style style:name="P274" style:parent-style-name="Normal" style:family="paragraph">
      <style:text-properties fo:language="en" fo:country="US"/>
    </style:style>
    <style:style style:name="P275" style:parent-style-name="Normal" style:family="paragraph">
      <style:text-properties fo:language="en" fo:country="US"/>
    </style:style>
    <style:style style:name="P276" style:parent-style-name="Normal" style:family="paragraph">
      <style:text-properties fo:language="en" fo:country="US"/>
    </style:style>
    <style:style style:name="P277" style:parent-style-name="Normal" style:family="paragraph">
      <style:text-properties fo:language="en" fo:country="US"/>
    </style:style>
    <style:style style:name="P278" style:parent-style-name="Normal" style:family="paragraph">
      <style:text-properties fo:language="en" fo:country="US"/>
    </style:style>
    <style:style style:name="P279" style:parent-style-name="Normal" style:family="paragraph">
      <style:text-properties fo:language="en" fo:country="US"/>
    </style:style>
    <style:style style:name="P280" style:parent-style-name="Normal" style:family="paragraph">
      <style:text-properties fo:language="en" fo:country="US"/>
    </style:style>
    <style:style style:name="P281" style:parent-style-name="Normal" style:family="paragraph">
      <style:text-properties fo:language="en" fo:country="US"/>
    </style:style>
    <style:style style:name="P282" style:parent-style-name="Normal" style:family="paragraph">
      <style:text-properties fo:language="en" fo:country="US"/>
    </style:style>
    <style:style style:name="P283" style:parent-style-name="Normal" style:family="paragraph">
      <style:text-properties fo:language="en" fo:country="US"/>
    </style:style>
    <style:style style:name="P284" style:parent-style-name="Normal" style:family="paragraph">
      <style:text-properties fo:language="en" fo:country="US"/>
    </style:style>
    <style:style style:name="P285" style:parent-style-name="Normal" style:family="paragraph">
      <style:text-properties fo:language="en" fo:country="US"/>
    </style:style>
    <style:style style:name="P286" style:parent-style-name="Normal" style:family="paragraph">
      <style:text-properties fo:language="en" fo:country="US"/>
    </style:style>
    <style:style style:name="P287" style:parent-style-name="Normal" style:family="paragraph">
      <style:text-properties fo:language="en" fo:country="US"/>
    </style:style>
    <style:style style:name="P288" style:parent-style-name="Normal" style:family="paragraph">
      <style:text-properties fo:language="en" fo:country="US"/>
    </style:style>
    <style:style style:name="P289" style:parent-style-name="Normal" style:family="paragraph">
      <style:text-properties fo:language="en" fo:country="US"/>
    </style:style>
    <style:style style:name="P290" style:parent-style-name="Normal" style:family="paragraph">
      <style:text-properties fo:language="en" fo:country="US"/>
    </style:style>
    <style:style style:name="P291" style:parent-style-name="Normal" style:family="paragraph">
      <style:text-properties fo:language="en" fo:country="US"/>
    </style:style>
    <style:style style:name="P292" style:parent-style-name="Normal" style:family="paragraph">
      <style:text-properties fo:language="en" fo:country="US"/>
    </style:style>
    <style:style style:name="P293" style:parent-style-name="Normal" style:family="paragraph">
      <style:text-properties fo:language="en" fo:country="US"/>
    </style:style>
    <style:style style:name="P294" style:parent-style-name="Normal" style:family="paragraph">
      <style:text-properties fo:language="en" fo:country="US"/>
    </style:style>
    <style:style style:name="P295" style:parent-style-name="Normal" style:family="paragraph">
      <style:text-properties fo:language="en" fo:country="US"/>
    </style:style>
    <style:style style:name="P296" style:parent-style-name="Normal" style:family="paragraph">
      <style:text-properties fo:language="en" fo:country="US"/>
    </style:style>
    <style:style style:name="P297" style:parent-style-name="Normal" style:family="paragraph">
      <style:text-properties fo:language="en" fo:country="US"/>
    </style:style>
    <style:style style:name="P298" style:parent-style-name="Normal" style:family="paragraph">
      <style:text-properties fo:language="en" fo:country="US"/>
    </style:style>
    <style:style style:name="P299" style:parent-style-name="Normal" style:family="paragraph">
      <style:text-properties fo:language="en" fo:country="US"/>
    </style:style>
    <style:style style:name="P300" style:parent-style-name="Normal" style:family="paragraph">
      <style:text-properties fo:language="en" fo:country="US"/>
    </style:style>
    <style:style style:name="P301" style:parent-style-name="Normal" style:family="paragraph">
      <style:text-properties fo:language="en" fo:country="US"/>
    </style:style>
    <style:style style:name="P302" style:parent-style-name="Normal" style:family="paragraph">
      <style:text-properties fo:language="en" fo:country="US"/>
    </style:style>
    <style:style style:name="P303" style:parent-style-name="Normal" style:family="paragraph">
      <style:text-properties fo:language="en" fo:country="US"/>
    </style:style>
    <style:style style:name="P304" style:parent-style-name="Normal" style:family="paragraph">
      <style:text-properties fo:language="en" fo:country="US"/>
    </style:style>
    <style:style style:name="P305" style:parent-style-name="Normal" style:family="paragraph">
      <style:text-properties fo:language="en" fo:country="US"/>
    </style:style>
    <style:style style:name="P306" style:parent-style-name="Normal" style:family="paragraph">
      <style:text-properties fo:language="en" fo:country="US"/>
    </style:style>
    <style:style style:name="P307" style:parent-style-name="Normal" style:family="paragraph">
      <style:text-properties fo:language="en" fo:country="US"/>
    </style:style>
    <style:style style:name="P308" style:parent-style-name="Normal" style:family="paragraph">
      <style:text-properties fo:language="en" fo:country="US"/>
    </style:style>
    <style:style style:name="P309" style:parent-style-name="Normal" style:family="paragraph">
      <style:text-properties fo:language="en" fo:country="US"/>
    </style:style>
    <style:style style:name="P310" style:parent-style-name="Normal" style:family="paragraph">
      <style:text-properties fo:language="en" fo:country="US"/>
    </style:style>
    <style:style style:name="P311" style:parent-style-name="Normal" style:family="paragraph">
      <style:text-properties fo:language="en" fo:country="US"/>
    </style:style>
    <style:style style:name="P312" style:parent-style-name="Normal" style:family="paragraph">
      <style:text-properties fo:language="en" fo:country="US"/>
    </style:style>
    <style:style style:name="P313" style:parent-style-name="Normal" style:family="paragraph">
      <style:text-properties fo:language="en" fo:country="US"/>
    </style:style>
    <style:style style:name="P314" style:parent-style-name="Normal" style:family="paragraph">
      <style:text-properties fo:language="en" fo:country="US"/>
    </style:style>
    <style:style style:name="P315" style:parent-style-name="Normal" style:family="paragraph">
      <style:text-properties fo:language="en" fo:country="US"/>
    </style:style>
    <style:style style:name="P316" style:parent-style-name="Normal" style:family="paragraph">
      <style:text-properties fo:language="en" fo:country="US"/>
    </style:style>
    <style:style style:name="P317" style:parent-style-name="Normal" style:family="paragraph">
      <style:text-properties fo:language="en" fo:country="US"/>
    </style:style>
    <style:style style:name="P318" style:parent-style-name="Normal" style:family="paragraph">
      <style:text-properties fo:language="en" fo:country="US"/>
    </style:style>
    <style:style style:name="P319" style:parent-style-name="Normal" style:family="paragraph">
      <style:text-properties fo:language="en" fo:country="US"/>
    </style:style>
    <style:style style:name="P320" style:parent-style-name="Normal" style:family="paragraph">
      <style:text-properties fo:language="en" fo:country="US"/>
    </style:style>
    <style:style style:name="P321" style:parent-style-name="Normal" style:family="paragraph">
      <style:text-properties fo:language="en" fo:country="US"/>
    </style:style>
    <style:style style:name="P322" style:parent-style-name="Normal" style:family="paragraph">
      <style:text-properties fo:language="en" fo:country="US"/>
    </style:style>
    <style:style style:name="P323" style:parent-style-name="Normal" style:family="paragraph">
      <style:text-properties fo:language="en" fo:country="US"/>
    </style:style>
    <style:style style:name="P324" style:parent-style-name="Normal" style:family="paragraph">
      <style:text-properties fo:language="en" fo:country="US"/>
    </style:style>
    <style:style style:name="P325" style:parent-style-name="Normal" style:family="paragraph">
      <style:text-properties fo:language="en" fo:country="US"/>
    </style:style>
    <style:style style:name="P326" style:parent-style-name="Normal" style:family="paragraph">
      <style:text-properties fo:language="en" fo:country="US"/>
    </style:style>
    <style:style style:name="P327" style:parent-style-name="Normal" style:family="paragraph">
      <style:text-properties fo:language="en" fo:country="US"/>
    </style:style>
    <style:style style:name="P328" style:parent-style-name="Normal" style:family="paragraph">
      <style:text-properties fo:language="en" fo:country="US"/>
    </style:style>
    <style:style style:name="P329" style:parent-style-name="Normal" style:family="paragraph">
      <style:text-properties fo:language="en" fo:country="US"/>
    </style:style>
    <style:style style:name="P330" style:parent-style-name="Normal" style:family="paragraph">
      <style:text-properties fo:language="en" fo:country="US"/>
    </style:style>
    <style:style style:name="P331" style:parent-style-name="Normal" style:family="paragraph">
      <style:text-properties fo:language="en" fo:country="US"/>
    </style:style>
    <style:style style:name="P332" style:parent-style-name="Normal" style:family="paragraph">
      <style:text-properties fo:language="en" fo:country="US"/>
    </style:style>
    <style:style style:name="P333" style:parent-style-name="Normal" style:family="paragraph">
      <style:text-properties fo:language="en" fo:country="US"/>
    </style:style>
    <style:style style:name="P334" style:parent-style-name="Normal" style:family="paragraph">
      <style:text-properties fo:language="en" fo:country="US"/>
    </style:style>
    <style:style style:name="P335" style:parent-style-name="Normal" style:family="paragraph">
      <style:text-properties fo:language="en" fo:country="US"/>
    </style:style>
    <style:style style:name="P336" style:parent-style-name="Normal" style:family="paragraph">
      <style:text-properties fo:language="en" fo:country="US"/>
    </style:style>
    <style:style style:name="P337" style:parent-style-name="Normal" style:family="paragraph">
      <style:text-properties fo:language="en" fo:country="US"/>
    </style:style>
    <style:style style:name="P338" style:parent-style-name="Normal" style:family="paragraph">
      <style:text-properties fo:language="en" fo:country="US"/>
    </style:style>
    <style:style style:name="P339" style:parent-style-name="Normal" style:family="paragraph">
      <style:text-properties fo:language="en" fo:country="US"/>
    </style:style>
    <style:style style:name="P340" style:parent-style-name="Normal" style:family="paragraph">
      <style:text-properties fo:language="en" fo:country="US"/>
    </style:style>
    <style:style style:name="P341" style:parent-style-name="Normal" style:family="paragraph">
      <style:text-properties fo:language="en" fo:country="US"/>
    </style:style>
    <style:style style:name="P342" style:parent-style-name="Normal" style:family="paragraph">
      <style:text-properties fo:language="en" fo:country="US"/>
    </style:style>
    <style:style style:name="P343" style:parent-style-name="Normal" style:family="paragraph">
      <style:text-properties fo:language="en" fo:country="US"/>
    </style:style>
    <style:style style:name="P344" style:parent-style-name="Normal" style:family="paragraph">
      <style:text-properties fo:language="en" fo:country="US"/>
    </style:style>
    <style:style style:name="P345" style:parent-style-name="Normal" style:family="paragraph">
      <style:text-properties fo:language="en" fo:country="US"/>
    </style:style>
    <style:style style:name="P346" style:parent-style-name="Normal" style:family="paragraph">
      <style:text-properties fo:language="en" fo:country="US"/>
    </style:style>
    <style:style style:name="P347" style:parent-style-name="Normal" style:family="paragraph">
      <style:text-properties fo:language="en" fo:country="US"/>
    </style:style>
    <style:style style:name="P348" style:parent-style-name="Normal" style:family="paragraph">
      <style:text-properties fo:language="en" fo:country="US"/>
    </style:style>
    <style:style style:name="P349" style:parent-style-name="Normal" style:family="paragraph">
      <style:text-properties fo:language="en" fo:country="US"/>
    </style:style>
    <style:style style:name="P350" style:parent-style-name="Normal" style:family="paragraph">
      <style:text-properties fo:language="en" fo:country="US"/>
    </style:style>
    <style:style style:name="P351" style:parent-style-name="Normal" style:family="paragraph">
      <style:text-properties fo:language="en" fo:country="US"/>
    </style:style>
    <style:style style:name="P352" style:parent-style-name="Normal" style:family="paragraph">
      <style:text-properties fo:language="en" fo:country="US"/>
    </style:style>
    <style:style style:name="P353" style:parent-style-name="Normal" style:family="paragraph">
      <style:text-properties fo:language="en" fo:country="US"/>
    </style:style>
    <style:style style:name="P354" style:parent-style-name="Normal" style:family="paragraph">
      <style:text-properties fo:language="en" fo:country="US"/>
    </style:style>
    <style:style style:name="P355" style:parent-style-name="Normal" style:family="paragraph">
      <style:text-properties fo:language="en" fo:country="US"/>
    </style:style>
    <style:style style:name="P356" style:parent-style-name="Normal" style:family="paragraph">
      <style:text-properties fo:language="en" fo:country="US"/>
    </style:style>
    <style:style style:name="P357" style:parent-style-name="Normal" style:family="paragraph">
      <style:text-properties fo:language="en" fo:country="US"/>
    </style:style>
    <style:style style:name="P358" style:parent-style-name="Normal" style:family="paragraph">
      <style:text-properties fo:language="en" fo:country="US"/>
    </style:style>
    <style:style style:name="P359" style:parent-style-name="Normal" style:family="paragraph">
      <style:text-properties fo:language="en" fo:country="US"/>
    </style:style>
    <style:style style:name="P360" style:parent-style-name="Normal" style:family="paragraph">
      <style:text-properties fo:language="en" fo:country="US"/>
    </style:style>
    <style:style style:name="P361" style:parent-style-name="Normal" style:family="paragraph">
      <style:text-properties fo:language="en" fo:country="US"/>
    </style:style>
    <style:style style:name="P362" style:parent-style-name="Normal" style:family="paragraph">
      <style:text-properties fo:language="en" fo:country="US"/>
    </style:style>
    <style:style style:name="P363" style:parent-style-name="Normal" style:family="paragraph">
      <style:text-properties fo:language="en" fo:country="US"/>
    </style:style>
    <style:style style:name="P364" style:parent-style-name="Normal" style:family="paragraph">
      <style:text-properties fo:language="en" fo:country="US"/>
    </style:style>
    <style:style style:name="P365" style:parent-style-name="Normal" style:family="paragraph">
      <style:text-properties fo:language="en" fo:country="US"/>
    </style:style>
    <style:style style:name="P366" style:parent-style-name="Normal" style:family="paragraph">
      <style:text-properties fo:language="en" fo:country="US"/>
    </style:style>
    <style:style style:name="P367" style:parent-style-name="Normal" style:family="paragraph">
      <style:text-properties fo:language="en" fo:country="US"/>
    </style:style>
    <style:style style:name="P368" style:parent-style-name="Normal" style:family="paragraph">
      <style:text-properties fo:language="en" fo:country="US"/>
    </style:style>
    <style:style style:name="P369" style:parent-style-name="Normal" style:family="paragraph">
      <style:text-properties fo:language="en" fo:country="US"/>
    </style:style>
    <style:style style:name="P370" style:parent-style-name="Normal" style:family="paragraph">
      <style:text-properties fo:language="en" fo:country="US"/>
    </style:style>
    <style:style style:name="P371" style:parent-style-name="Normal" style:family="paragraph">
      <style:text-properties fo:language="en" fo:country="US"/>
    </style:style>
    <style:style style:name="P372" style:parent-style-name="Normal" style:family="paragraph">
      <style:text-properties fo:language="en" fo:country="US"/>
    </style:style>
    <style:style style:name="P373" style:parent-style-name="Normal" style:family="paragraph">
      <style:text-properties fo:language="en" fo:country="US"/>
    </style:style>
    <style:style style:name="P374" style:parent-style-name="Normal" style:family="paragraph">
      <style:text-properties fo:language="en" fo:country="US"/>
    </style:style>
    <style:style style:name="P375" style:parent-style-name="Normal" style:family="paragraph">
      <style:text-properties fo:language="en" fo:country="US"/>
    </style:style>
    <style:style style:name="P376" style:parent-style-name="Normal" style:family="paragraph">
      <style:text-properties fo:language="en" fo:country="US"/>
    </style:style>
    <style:style style:name="P377" style:parent-style-name="Normal" style:family="paragraph">
      <style:text-properties fo:language="en" fo:country="US"/>
    </style:style>
    <style:style style:name="P378" style:parent-style-name="Normal" style:family="paragraph">
      <style:text-properties fo:language="en" fo:country="US"/>
    </style:style>
    <style:style style:name="P379" style:parent-style-name="Normal" style:family="paragraph">
      <style:text-properties fo:language="en" fo:country="US"/>
    </style:style>
    <style:style style:name="P380" style:parent-style-name="Normal" style:family="paragraph">
      <style:text-properties fo:language="en" fo:country="US"/>
    </style:style>
    <style:style style:name="P381" style:parent-style-name="Normal" style:family="paragraph">
      <style:text-properties fo:language="en" fo:country="US"/>
    </style:style>
    <style:style style:name="P382" style:parent-style-name="Normal" style:family="paragraph">
      <style:text-properties fo:language="en" fo:country="US"/>
    </style:style>
    <style:style style:name="P383" style:parent-style-name="Normal" style:family="paragraph">
      <style:text-properties fo:language="en" fo:country="US"/>
    </style:style>
    <style:style style:name="P384" style:parent-style-name="Normal" style:family="paragraph">
      <style:text-properties fo:language="en" fo:country="US"/>
    </style:style>
    <style:style style:name="P385" style:parent-style-name="Normal" style:family="paragraph">
      <style:text-properties fo:language="en" fo:country="US"/>
    </style:style>
    <style:style style:name="P386" style:parent-style-name="Normal" style:family="paragraph">
      <style:text-properties fo:language="en" fo:country="US"/>
    </style:style>
    <style:style style:name="P387" style:parent-style-name="Normal" style:family="paragraph">
      <style:text-properties fo:language="en" fo:country="US"/>
    </style:style>
    <style:style style:name="P388" style:parent-style-name="Normal" style:family="paragraph">
      <style:text-properties fo:language="en" fo:country="US"/>
    </style:style>
    <style:style style:name="P389" style:parent-style-name="Normal" style:family="paragraph">
      <style:text-properties fo:language="en" fo:country="US"/>
    </style:style>
    <style:style style:name="P390" style:parent-style-name="Normal" style:family="paragraph">
      <style:text-properties fo:language="en" fo:country="US"/>
    </style:style>
    <style:style style:name="P391" style:parent-style-name="Normal" style:family="paragraph">
      <style:text-properties fo:language="en" fo:country="US"/>
    </style:style>
    <style:style style:name="P392" style:parent-style-name="Normal" style:family="paragraph">
      <style:text-properties fo:language="en" fo:country="US"/>
    </style:style>
    <style:style style:name="P393" style:parent-style-name="Normal" style:family="paragraph">
      <style:text-properties fo:language="en" fo:country="US"/>
    </style:style>
    <style:style style:name="P394" style:parent-style-name="Normal" style:family="paragraph">
      <style:text-properties fo:language="en" fo:country="US"/>
    </style:style>
    <style:style style:name="P395" style:parent-style-name="Normal" style:family="paragraph">
      <style:text-properties fo:language="en" fo:country="US"/>
    </style:style>
    <style:style style:name="P396" style:parent-style-name="Normal" style:family="paragraph">
      <style:text-properties fo:language="en" fo:country="US"/>
    </style:style>
    <style:style style:name="P397" style:parent-style-name="Normal" style:family="paragraph">
      <style:text-properties fo:language="en" fo:country="US"/>
    </style:style>
    <style:style style:name="P398" style:parent-style-name="Normal" style:family="paragraph">
      <style:text-properties fo:language="en" fo:country="US"/>
    </style:style>
    <style:style style:name="P399" style:parent-style-name="Normal" style:family="paragraph">
      <style:text-properties fo:language="en" fo:country="US"/>
    </style:style>
    <style:style style:name="P400" style:parent-style-name="Normal" style:family="paragraph">
      <style:text-properties fo:language="en" fo:country="US"/>
    </style:style>
    <style:style style:name="P401" style:parent-style-name="Normal" style:family="paragraph">
      <style:text-properties fo:language="en" fo:country="US"/>
    </style:style>
    <style:style style:name="P402" style:parent-style-name="Normal" style:family="paragraph">
      <style:text-properties fo:language="en" fo:country="US"/>
    </style:style>
  </office:automatic-styles>
  <office:body>
    <office:text text:use-soft-page-breaks="true">
      <text:p text:style-name="P1">Dicionário REST</text:p>
      <text:p text:style-name="Normal"/>
      <text:p text:style-name="Normal">estado reserva</text:p>
      <text:p text:style-name="Normal"/>
      <text:p text:style-name="Normal">total:</text:p>
      <text:p text:style-name="Normal">Url: /api/estado_reserva (get)</text:p>
      <text:p text:style-name="Normal"/>
      <text:p text:style-name="Normal">[</text:p>
      <text:p text:style-name="Normal"><text:s text:c="2"/>{</text:p>
      <text:p text:style-name="Normal"><text:s text:c="4"/>"idReserva": 1,</text:p>
      <text:p text:style-name="Normal"><text:s text:c="4"/>"idEstado": 1,</text:p>
      <text:p text:style-name="Normal"><text:s text:c="4"/>"horaDeEntrda": "2021-11-11T09:05:42Z",</text:p>
      <text:p text:style-name="Normal"><text:s text:c="4"/>"horaSaida": "2021-11-04T12:32:28Z",</text:p>
      <text:p text:style-name="Normal"><text:s text:c="4"/>"estadoReservaId": 1</text:p>
      <text:p text:style-name="Normal"><text:s text:c="2"/>},</text:p>
      <text:p text:style-name="Normal"><text:s text:c="2"/>{</text:p>
      <text:p text:style-name="Normal"><text:s text:c="4"/>"idReserva": 2,</text:p>
      <text:p text:style-name="Normal"><text:s text:c="4"/>"idEstado": 1,</text:p>
      <text:p text:style-name="Normal"><text:s text:c="4"/>"horaDeEntrda": "2021-08-04T08:13:20Z",</text:p>
      <text:p text:style-name="Normal"><text:s text:c="4"/>"horaSaida": "2021-08-04T09:13:20Z",</text:p>
      <text:p text:style-name="Normal"><text:s text:c="4"/>"estadoReservaId": 2</text:p>
      <text:p text:style-name="Normal"><text:s text:c="2"/>},</text:p>
      <text:p text:style-name="Normal">… ]</text:p>
      <text:p text:style-name="Normal"/>
      <text:p text:style-name="Normal"/>
      <text:p text:style-name="Normal"/>
      <text:p text:style-name="Normal">funciona apenas 1:</text:p>
      <text:p text:style-name="Normal">Url: /api/estado_reserva/1 (get)</text:p>
      <text:p text:style-name="Normal"/>
      <text:p text:style-name="Normal"/>
      <text:p text:style-name="Normal">{</text:p>
      <text:soft-page-break/>
      <text:p text:style-name="Normal"><text:s text:c="2"/>"idReserva": 1,</text:p>
      <text:p text:style-name="Normal"><text:s text:c="2"/>"idEstado": 1,</text:p>
      <text:p text:style-name="Normal"><text:s text:c="2"/>"horaDeEntrda": "2021-11-11T09:05:42Z",</text:p>
      <text:p text:style-name="Normal"><text:s text:c="2"/>"horaSaida": "2021-11-04T12:32:28Z",</text:p>
      <text:p text:style-name="Normal"><text:s text:c="2"/>"estadoReservaId": 1</text:p>
      <text:p text:style-name="Normal">}</text:p>
      <text:p text:style-name="Normal"/>
      <text:p text:style-name="Normal"/>
      <text:p text:style-name="Normal">erro:</text:p>
      <text:p text:style-name="Normal">Url: /api/estado_reserva/10 (get)</text:p>
      <text:p text:style-name="Normal"/>
      <text:p text:style-name="P2">{</text:p>
      <text:p text:style-name="P3"><text:s text:c="2"/>"timestamp": "2021-11-19T17:22:03.406+00:00",</text:p>
      <text:p text:style-name="P4"><text:s text:c="2"/>"status": 500,</text:p>
      <text:p text:style-name="P5"><text:s text:c="2"/>"error": "Internal Server Error",</text:p>
      <text:p text:style-name="P6"><text:s text:c="2"/>"trace": "pt.iade.garage4u.models.Exceptions.NotFoundException: Estado_reservawithid 10not found. \r\n\tat pt.iade.garage4u.controlers.Estado_reservaController.getEstado_reserva(Estado_reservaController.java:37)\r\n\tat java.base/jdk.internal.reflect.NativeMethodAccessorImpl.invoke0(Native Method)\r\n\tat java.base/jdk.internal.reflect.NativeMethodAccessorImpl.invoke(NativeMethodAccessorImpl.java:78)\r\n\tat java.base/jdk.internal.reflect.DelegatingMethodAccessorImpl.invoke(DelegatingMethodAccessorImpl.java:43)\r\n\tat java.base/java.lang.reflect.Method.invoke(Method.java:567)\r\n\tat org.springframework.web.method.support.InvocableHandlerMethod.doInvoke(InvocableHandlerMethod.java:205)\r\n\tat org.springframework.web.method.support.InvocableHandlerMethod.invokeForRequest(InvocableHandlerMethod.java:150)\r\n\tat org.springframework.web.servlet.mvc.method.annotation.ServletInvocableHandlerMethod.invokeAndHandle(ServletInvocableHandlerMethod.java:117)\r\n\tat org.springframework.web.servlet.mvc.method.annotation.RequestMappingHandlerAdapter.invokeHandlerMethod(RequestMappingHandlerAdapter.java:895)\r\n\tat org.springframework.web.servlet.mvc.method.annotation.RequestMappingHandlerAdapter.handleInternal(RequestMappingHandlerAdapter.java:808)\r\n\tat org.springframework.web.servlet.mvc.method.AbstractHandlerMethodAdapter.handle(AbstractHandlerMethodAdapter.java:87)\r\n\tat org.springframework.web.servlet.DispatcherServlet.doDispatch(DispatcherServlet.java:1067)\r\n\tat org.springframework.web.servlet.DispatcherServlet.doService(DispatcherServlet.java:963)\r\n\tat<text:s/><text:soft-page-break/>org.springframework.web.servlet.FrameworkServlet.processRequest(FrameworkServlet.java:1006)\r\n\tat org.springframework.web.servlet.FrameworkServlet.doGet(FrameworkServlet.java:898)\r\n\tat javax.servlet.http.HttpServlet.service(HttpServlet.java:655)\r\n\tat org.springframework.web.servlet.FrameworkServlet.service(FrameworkServlet.java:883)\r\n\tat javax.servlet.http.HttpServlet.service(HttpServlet.java:764)\r\n\tat org.apache.catalina.core.ApplicationFilterChain.internalDoFilter(ApplicationFilterChain.java:227)\r\n\tat org.apache.catalina.core.ApplicationFilterChain.doFilter(ApplicationFilterChain.java:162)\r\n\tat org.apache.tomcat.websocket.server.WsFilter.doFilter(WsFilter.java:53)\r\n\tat org.apache.catalina.core.ApplicationFilterChain.internalDoFilter(ApplicationFilterChain.java:189)\r\n\tat org.apache.catalina.core.ApplicationFilterChain.doFilter(ApplicationFilterChain.java:162)\r\n\tat org.springframework.web.filter.RequestContextFilter.doFilterInternal(RequestContextFilter.java:100)\r\n\tat org.springframework.web.filter.OncePerRequestFilter.doFilter(OncePerRequestFilter.java:119)\r\n\tat org.apache.catalina.core.ApplicationFilterChain.internalDoFilter(ApplicationFilterChain.java:189)\r\n\tat org.apache.catalina.core.ApplicationFilterChain.doFilter(ApplicationFilterChain.java:162)\r\n\tat org.springframework.web.filter.FormContentFilter.doFilterInternal(FormContentFilter.java:93)\r\n\tat org.springframework.web.filter.OncePerRequestFilter.doFilter(OncePerRequestFilter.java:119)\r\n\tat org.apache.catalina.core.ApplicationFilterChain.internalDoFilter(ApplicationFilterChain.java:189)\r\n\tat org.apache.catalina.core.ApplicationFilterChain.doFilter(ApplicationFilterChain.java:162)\r\n\tat org.springframework.web.filter.CharacterEncodingFilter.doFilterInternal(CharacterEncodingFilter.java:201)\r\n\tat org.springframework.web.filter.OncePerRequestFilter.doFilter(OncePerRequestFilter.java:119)\r\n\tat org.apache.catalina.core.ApplicationFilterChain.internalDoFilter(ApplicationFilterChain.java:189)\r\n\tat org.apache.catalina.core.ApplicationFilterChain.doFilter(ApplicationFilterChain.java:162)\r\n\tat org.apache.catalina.core.StandardWrapperValve.invoke(StandardWrapperValve.java:197)\r\n\tat org.apache.catalina.core.StandardContextValve.invoke(StandardContextValve.java:97)\r\n\tat org.apache.catalina.authenticator.AuthenticatorBase.invoke(AuthenticatorBase.java:540)\r\n\tat org.apache.catalina.core.StandardHostValve.invoke(StandardHostValve.java:135)\r\n\tat org.apache.catalina.valves.ErrorReportValve.invoke(ErrorReportValve.java:92)\r\n\tat org.apache.catalina.core.StandardEngineValve.invoke(StandardEngineValve.java:78)\r\n\tat org.apache.catalina.connector.CoyoteAdapter.service(CoyoteAdapter.java:357)\r\n\tat org.apache.coyote.http11.Http11Processor.service(Http11Processor.java:382)\r\n\tat org.apache.coyote.AbstractProcessorLight.process(AbstractProcessorLight.java:65)\r\n\tat<text:s/><text:soft-page-break/>org.apache.coyote.AbstractProtocol$ConnectionHandler.process(AbstractProtocol.java:895)\r\n\tat org.apache.tomcat.util.net.NioEndpoint$SocketProcessor.doRun(NioEndpoint.java:1722)\r\n\tat org.apache.tomcat.util.net.SocketProcessorBase.run(SocketProcessorBase.java:49)\r\n\tat org.apache.tomcat.util.threads.ThreadPoolExecutor.runWorker(ThreadPoolExecutor.java:1191)\r\n\tat org.apache.tomcat.util.threads.ThreadPoolExecutor$Worker.run(ThreadPoolExecutor.java:659)\r\n\tat org.apache.tomcat.util.threads.TaskThread$WrappingRunnable.run(TaskThread.java:61)\r\n\tat java.base/java.lang.Thread.run(Thread.java:831)\r\n",</text:p>
      <text:p text:style-name="P7"><text:s text:c="2"/>"message": "Estado_reservawithid 10not found. ",</text:p>
      <text:p text:style-name="P8"><text:s text:c="2"/>"path": "/api/estado_reserva/10"</text:p>
      <text:p text:style-name="P9">}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garagens</text:p>
      <text:p text:style-name="P19"/>
      <text:p text:style-name="P20">total:</text:p>
      <text:p text:style-name="P21">Url: /api/garagens (get)</text:p>
      <text:p text:style-name="P22"/>
      <text:p text:style-name="P23">[</text:p>
      <text:p text:style-name="P24"><text:s text:c="2"/>{</text:p>
      <text:p text:style-name="P25"><text:s text:c="4"/>"localizacao": "145,151,415",</text:p>
      <text:p text:style-name="P26"><text:s text:c="4"/>"idPropriatario": 1,</text:p>
      <text:p text:style-name="P27"><text:s text:c="4"/>"idEstado": 1,</text:p>
      <text:p text:style-name="P28"><text:s text:c="4"/>"idZona": 6,</text:p>
      <text:p text:style-name="P29"><text:s text:c="4"/>"garagensId": 1</text:p>
      <text:p text:style-name="P30"><text:s text:c="2"/>},</text:p>
      <text:soft-page-break/>
      <text:p text:style-name="P31"><text:s text:c="2"/>{</text:p>
      <text:p text:style-name="P32"><text:s text:c="4"/>"localizacao": "332,143,166",</text:p>
      <text:p text:style-name="P33"><text:s text:c="4"/>"idPropriatario": 2,</text:p>
      <text:p text:style-name="P34"><text:s text:c="4"/>"idEstado": 1,</text:p>
      <text:p text:style-name="P35"><text:s text:c="4"/>"idZona": 7,</text:p>
      <text:p text:style-name="P36"><text:s text:c="4"/>"garagensId": 2</text:p>
      <text:p text:style-name="P37"><text:s text:c="2"/>},</text:p>
      <text:p text:style-name="P38">… ]</text:p>
      <text:p text:style-name="P39"/>
      <text:p text:style-name="P40"/>
      <text:p text:style-name="P41"/>
      <text:p text:style-name="P42">funciona apenas 1:</text:p>
      <text:p text:style-name="P43">Url: /api/garagens/1 (get)</text:p>
      <text:p text:style-name="P44"/>
      <text:p text:style-name="P45"/>
      <text:p text:style-name="P46">{</text:p>
      <text:p text:style-name="P47"><text:s text:c="2"/>"localizacao": "145,151,415",</text:p>
      <text:p text:style-name="P48"><text:s text:c="2"/>"idPropriatario": 1,</text:p>
      <text:p text:style-name="P49"><text:s text:c="2"/>"idEstado": 1,</text:p>
      <text:p text:style-name="P50"><text:s text:c="2"/>"idZona": 6,</text:p>
      <text:p text:style-name="P51"><text:s text:c="2"/>"garagensId": 1</text:p>
      <text:p text:style-name="P52">}</text:p>
      <text:p text:style-name="P53"/>
      <text:p text:style-name="P54"/>
      <text:p text:style-name="P55">erro:</text:p>
      <text:p text:style-name="P56">Url: /api/garagens/10 (get)</text:p>
      <text:p text:style-name="P57"/>
      <text:p text:style-name="P58">{</text:p>
      <text:p text:style-name="P59"><text:s text:c="2"/>"timestamp": "2021-11-19T17:27:29.462+00:00",</text:p>
      <text:p text:style-name="P60"><text:s text:c="2"/>"status": 500,</text:p>
      <text:p text:style-name="P61"><text:s text:c="2"/>"error": "Internal Server Error",</text:p>
      <text:soft-page-break/>
      <text:p text:style-name="P62"><text:s text:c="2"/>"trace": "pt.iade.garage4u.models.Exceptions.NotFoundException: Garagenswithid 10not found. \r\n\tat pt.iade.garage4u.controlers.GaragensController.getGaragens(GaragensController.java:35)\r\n\tat java.base/jdk.internal.reflect.NativeMethodAccessorImpl.invoke0(Native Method)\r\n\tat java.base/jdk.internal.reflect.NativeMethodAccessorImpl.invoke(NativeMethodAccessorImpl.java:78)\r\n\tat java.base/jdk.internal.reflect.DelegatingMethodAccessorImpl.invoke(DelegatingMethodAccessorImpl.java:43)\r\n\tat java.base/java.lang.reflect.Method.invoke(Method.java:567)\r\n\tat org.springframework.web.method.support.InvocableHandlerMethod.doInvoke(InvocableHandlerMethod.java:205)\r\n\tat org.springframework.web.method.support.InvocableHandlerMethod.invokeForRequest(InvocableHandlerMethod.java:150)\r\n\tat org.springframework.web.servlet.mvc.method.annotation.ServletInvocableHandlerMethod.invokeAndHandle(ServletInvocableHandlerMethod.java:117)\r\n\tat org.springframework.web.servlet.mvc.method.annotation.RequestMappingHandlerAdapter.invokeHandlerMethod(RequestMappingHandlerAdapter.java:895)\r\n\tat org.springframework.web.servlet.mvc.method.annotation.RequestMappingHandlerAdapter.handleInternal(RequestMappingHandlerAdapter.java:808)\r\n\tat org.springframework.web.servlet.mvc.method.AbstractHandlerMethodAdapter.handle(AbstractHandlerMethodAdapter.java:87)\r\n\tat org.springframework.web.servlet.DispatcherServlet.doDispatch(DispatcherServlet.java:1067)\r\n\tat org.springframework.web.servlet.DispatcherServlet.doService(DispatcherServlet.java:963)\r\n\tat org.springframework.web.servlet.FrameworkServlet.processRequest(FrameworkServlet.java:1006)\r\n\tat org.springframework.web.servlet.FrameworkServlet.doGet(FrameworkServlet.java:898)\r\n\tat javax.servlet.http.HttpServlet.service(HttpServlet.java:655)\r\n\tat org.springframework.web.servlet.FrameworkServlet.service(FrameworkServlet.java:883)\r\n\tat javax.servlet.http.HttpServlet.service(HttpServlet.java:764)\r\n\tat org.apache.catalina.core.ApplicationFilterChain.internalDoFilter(ApplicationFilterChain.java:227)\r\n\tat org.apache.catalina.core.ApplicationFilterChain.doFilter(ApplicationFilterChain.java:162)\r\n\tat org.apache.tomcat.websocket.server.WsFilter.doFilter(WsFilter.java:53)\r\n\tat org.apache.catalina.core.ApplicationFilterChain.internalDoFilter(ApplicationFilterChain.java:189)\r\n\tat org.apache.catalina.core.ApplicationFilterChain.doFilter(ApplicationFilterChain.java:162)\r\n\tat org.springframework.web.filter.RequestContextFilter.doFilterInternal(RequestContextFilter.java:100)\r\n\tat org.springframework.web.filter.OncePerRequestFilter.doFilter(OncePerRequestFilter.java:119)\r\n\tat org.apache.catalina.core.ApplicationFilterChain.internalDoFilter(ApplicationFilterChain.java:189)\r\n\tat org.apache.catalina.core.ApplicationFilterChain.doFilter(ApplicationFilterChain.java:162)\r\n\tat org.springframework.web.filter.FormContentFilter.doFilterInternal(FormContentFilter.java:93)\r\n\tat<text:s/><text:soft-page-break/>org.springframework.web.filter.OncePerRequestFilter.doFilter(OncePerRequestFilter.java:119)\r\n\tat org.apache.catalina.core.ApplicationFilterChain.internalDoFilter(ApplicationFilterChain.java:189)\r\n\tat org.apache.catalina.core.ApplicationFilterChain.doFilter(ApplicationFilterChain.java:162)\r\n\tat org.springframework.web.filter.CharacterEncodingFilter.doFilterInternal(CharacterEncodingFilter.java:201)\r\n\tat org.springframework.web.filter.OncePerRequestFilter.doFilter(OncePerRequestFilter.java:119)\r\n\tat org.apache.catalina.core.ApplicationFilterChain.internalDoFilter(ApplicationFilterChain.java:189)\r\n\tat org.apache.catalina.core.ApplicationFilterChain.doFilter(ApplicationFilterChain.java:162)\r\n\tat org.apache.catalina.core.StandardWrapperValve.invoke(StandardWrapperValve.java:197)\r\n\tat org.apache.catalina.core.StandardContextValve.invoke(StandardContextValve.java:97)\r\n\tat org.apache.catalina.authenticator.AuthenticatorBase.invoke(AuthenticatorBase.java:540)\r\n\tat org.apache.catalina.core.StandardHostValve.invoke(StandardHostValve.java:135)\r\n\tat org.apache.catalina.valves.ErrorReportValve.invoke(ErrorReportValve.java:92)\r\n\tat org.apache.catalina.core.StandardEngineValve.invoke(StandardEngineValve.java:78)\r\n\tat org.apache.catalina.connector.CoyoteAdapter.service(CoyoteAdapter.java:357)\r\n\tat org.apache.coyote.http11.Http11Processor.service(Http11Processor.java:382)\r\n\tat org.apache.coyote.AbstractProcessorLight.process(AbstractProcessorLight.java:65)\r\n\tat org.apache.coyote.AbstractProtocol$ConnectionHandler.process(AbstractProtocol.java:895)\r\n\tat org.apache.tomcat.util.net.NioEndpoint$SocketProcessor.doRun(NioEndpoint.java:1722)\r\n\tat org.apache.tomcat.util.net.SocketProcessorBase.run(SocketProcessorBase.java:49)\r\n\tat org.apache.tomcat.util.threads.ThreadPoolExecutor.runWorker(ThreadPoolExecutor.java:1191)\r\n\tat org.apache.tomcat.util.threads.ThreadPoolExecutor$Worker.run(ThreadPoolExecutor.java:659)\r\n\tat org.apache.tomcat.util.threads.TaskThread$WrappingRunnable.run(TaskThread.java:61)\r\n\tat java.base/java.lang.Thread.run(Thread.java:831)\r\n",</text:p>
      <text:p text:style-name="P63"><text:s text:c="2"/>"message": "Garagenswithid 10not found. ",</text:p>
      <text:p text:style-name="P64"><text:s text:c="2"/>"path": "/api/garagens/10"</text:p>
      <text:p text:style-name="P65">}</text:p>
      <text:p text:style-name="P66"/>
      <text:p text:style-name="P67"/>
      <text:p text:style-name="P68"/>
      <text:p text:style-name="P69"/>
      <text:p text:style-name="P70"/>
      <text:p text:style-name="P71"/>
      <text:soft-page-break/>
      <text:p text:style-name="P72">rate</text:p>
      <text:p text:style-name="P73"/>
      <text:p text:style-name="P74">total:</text:p>
      <text:p text:style-name="P75">Url: /api/rate (get)</text:p>
      <text:p text:style-name="P76"/>
      <text:p text:style-name="P77">[</text:p>
      <text:p text:style-name="P78"><text:s text:c="2"/>{</text:p>
      <text:p text:style-name="P79"><text:s text:c="4"/>"idGaragem": 3,</text:p>
      <text:p text:style-name="P80"><text:s text:c="4"/>"idUtilizador": 2,</text:p>
      <text:p text:style-name="P81"><text:s text:c="4"/>"rate": 1,</text:p>
      <text:p text:style-name="P82"><text:s text:c="4"/>"rateId": 1</text:p>
      <text:p text:style-name="P83"><text:s text:c="2"/>},</text:p>
      <text:p text:style-name="P84"><text:s text:c="2"/>{</text:p>
      <text:p text:style-name="P85"><text:s text:c="4"/>"idGaragem": 3,</text:p>
      <text:p text:style-name="P86"><text:s text:c="4"/>"idUtilizador": 1,</text:p>
      <text:p text:style-name="P87"><text:s text:c="4"/>"rate": 3,</text:p>
      <text:p text:style-name="P88"><text:s text:c="4"/>"rateId": 2</text:p>
      <text:p text:style-name="P89"><text:s text:c="2"/>},</text:p>
      <text:p text:style-name="P90">… ]</text:p>
      <text:p text:style-name="P91"/>
      <text:p text:style-name="P92"/>
      <text:p text:style-name="P93"/>
      <text:p text:style-name="P94">funciona apenas 1:</text:p>
      <text:p text:style-name="P95">Url: /api/rate/1 (get)</text:p>
      <text:p text:style-name="P96"/>
      <text:p text:style-name="P97"/>
      <text:p text:style-name="P98">{</text:p>
      <text:p text:style-name="P99"><text:s text:c="2"/>"idGaragem": 3,</text:p>
      <text:p text:style-name="P100"><text:s text:c="2"/>"idUtilizador": 2,</text:p>
      <text:p text:style-name="P101"><text:s text:c="2"/>"rate": 1,</text:p>
      <text:p text:style-name="P102"><text:s text:c="2"/>"rateId": 1</text:p>
      <text:soft-page-break/>
      <text:p text:style-name="P103">}</text:p>
      <text:p text:style-name="P104"/>
      <text:p text:style-name="P105"/>
      <text:p text:style-name="P106">erro:</text:p>
      <text:p text:style-name="P107">Url: /api/rate/10 (get)</text:p>
      <text:p text:style-name="P108"/>
      <text:p text:style-name="P109">{</text:p>
      <text:p text:style-name="P110"><text:s text:c="2"/>"timestamp": "2021-11-19T17:30:26.585+00:00",</text:p>
      <text:p text:style-name="P111"><text:s text:c="2"/>"status": 500,</text:p>
      <text:p text:style-name="P112"><text:s text:c="2"/>"error": "Internal Server Error",</text:p>
      <text:p text:style-name="P113"><text:s text:c="2"/>"trace": "pt.iade.garage4u.models.Exceptions.NotFoundException: Ratewithid 10not found. \r\n\tat pt.iade.garage4u.controlers.RateController.getRate(RateController.java:36)\r\n\tat java.base/jdk.internal.reflect.NativeMethodAccessorImpl.invoke0(Native Method)\r\n\tat java.base/jdk.internal.reflect.NativeMethodAccessorImpl.invoke(NativeMethodAccessorImpl.java:78)\r\n\tat java.base/jdk.internal.reflect.DelegatingMethodAccessorImpl.invoke(DelegatingMethodAccessorImpl.java:43)\r\n\tat java.base/java.lang.reflect.Method.invoke(Method.java:567)\r\n\tat org.springframework.web.method.support.InvocableHandlerMethod.doInvoke(InvocableHandlerMethod.java:205)\r\n\tat org.springframework.web.method.support.InvocableHandlerMethod.invokeForRequest(InvocableHandlerMethod.java:150)\r\n\tat org.springframework.web.servlet.mvc.method.annotation.ServletInvocableHandlerMethod.invokeAndHandle(ServletInvocableHandlerMethod.java:117)\r\n\tat org.springframework.web.servlet.mvc.method.annotation.RequestMappingHandlerAdapter.invokeHandlerMethod(RequestMappingHandlerAdapter.java:895)\r\n\tat org.springframework.web.servlet.mvc.method.annotation.RequestMappingHandlerAdapter.handleInternal(RequestMappingHandlerAdapter.java:808)\r\n\tat org.springframework.web.servlet.mvc.method.AbstractHandlerMethodAdapter.handle(AbstractHandlerMethodAdapter.java:87)\r\n\tat org.springframework.web.servlet.DispatcherServlet.doDispatch(DispatcherServlet.java:1067)\r\n\tat org.springframework.web.servlet.DispatcherServlet.doService(DispatcherServlet.java:963)\r\n\tat org.springframework.web.servlet.FrameworkServlet.processRequest(FrameworkServlet.java:1006)\r\n\tat org.springframework.web.servlet.FrameworkServlet.doGet(FrameworkServlet.java:898)\r\n\tat javax.servlet.http.HttpServlet.service(HttpServlet.java:655)\r\n\tat org.springframework.web.servlet.FrameworkServlet.service(FrameworkServlet.java:883)\r\n\tat javax.servlet.http.HttpServlet.service(HttpServlet.java:764)\r\n\tat org.apache.catalina.core.ApplicationFilterChain.internalDoFilter(ApplicationFilterChain.java:227)\r\n\tat org.apache.catalina.core.ApplicationFilterChain.doFilter(ApplicationFilterChain.java:162)\r\n\t<text:soft-page-break/>at org.apache.tomcat.websocket.server.WsFilter.doFilter(WsFilter.java:53)\r\n\tat org.apache.catalina.core.ApplicationFilterChain.internalDoFilter(ApplicationFilterChain.java:189)\r\n\tat org.apache.catalina.core.ApplicationFilterChain.doFilter(ApplicationFilterChain.java:162)\r\n\tat org.springframework.web.filter.RequestContextFilter.doFilterInternal(RequestContextFilter.java:100)\r\n\tat org.springframework.web.filter.OncePerRequestFilter.doFilter(OncePerRequestFilter.java:119)\r\n\tat org.apache.catalina.core.ApplicationFilterChain.internalDoFilter(ApplicationFilterChain.java:189)\r\n\tat org.apache.catalina.core.ApplicationFilterChain.doFilter(ApplicationFilterChain.java:162)\r\n\tat org.springframework.web.filter.FormContentFilter.doFilterInternal(FormContentFilter.java:93)\r\n\tat org.springframework.web.filter.OncePerRequestFilter.doFilter(OncePerRequestFilter.java:119)\r\n\tat org.apache.catalina.core.ApplicationFilterChain.internalDoFilter(ApplicationFilterChain.java:189)\r\n\tat org.apache.catalina.core.ApplicationFilterChain.doFilter(ApplicationFilterChain.java:162)\r\n\tat org.springframework.web.filter.CharacterEncodingFilter.doFilterInternal(CharacterEncodingFilter.java:201)\r\n\tat org.springframework.web.filter.OncePerRequestFilter.doFilter(OncePerRequestFilter.java:119)\r\n\tat org.apache.catalina.core.ApplicationFilterChain.internalDoFilter(ApplicationFilterChain.java:189)\r\n\tat org.apache.catalina.core.ApplicationFilterChain.doFilter(ApplicationFilterChain.java:162)\r\n\tat org.apache.catalina.core.StandardWrapperValve.invoke(StandardWrapperValve.java:197)\r\n\tat org.apache.catalina.core.StandardContextValve.invoke(StandardContextValve.java:97)\r\n\tat org.apache.catalina.authenticator.AuthenticatorBase.invoke(AuthenticatorBase.java:540)\r\n\tat org.apache.catalina.core.StandardHostValve.invoke(StandardHostValve.java:135)\r\n\tat org.apache.catalina.valves.ErrorReportValve.invoke(ErrorReportValve.java:92)\r\n\tat org.apache.catalina.core.StandardEngineValve.invoke(StandardEngineValve.java:78)\r\n\tat org.apache.catalina.connector.CoyoteAdapter.service(CoyoteAdapter.java:357)\r\n\tat org.apache.coyote.http11.Http11Processor.service(Http11Processor.java:382)\r\n\tat org.apache.coyote.AbstractProcessorLight.process(AbstractProcessorLight.java:65)\r\n\tat org.apache.coyote.AbstractProtocol$ConnectionHandler.process(AbstractProtocol.java:895)\r\n\tat org.apache.tomcat.util.net.NioEndpoint$SocketProcessor.doRun(NioEndpoint.java:1722)\r\n\tat org.apache.tomcat.util.net.SocketProcessorBase.run(SocketProcessorBase.java:49)\r\n\tat org.apache.tomcat.util.threads.ThreadPoolExecutor.runWorker(ThreadPoolExecutor.java:1191)\r\n\tat org.apache.tomcat.util.threads.ThreadPoolExecutor$Worker.run(ThreadPoolExecutor.java:659)\r\n\tat<text:s/><text:soft-page-break/>org.apache.tomcat.util.threads.TaskThread$WrappingRunnable.run(TaskThread.java:61)\r\n\tat java.base/java.lang.Thread.run(Thread.java:831)\r\n",</text:p>
      <text:p text:style-name="P114"><text:s text:c="2"/>"message": "Ratewithid 10not found. ",</text:p>
      <text:p text:style-name="P115"><text:s text:c="2"/>"path": "/api/rate/10"</text:p>
      <text:p text:style-name="P116">}</text:p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>res_gar</text:p>
      <text:p text:style-name="P125"/>
      <text:p text:style-name="P126">total:</text:p>
      <text:p text:style-name="P127">Url: /api/res_gar (get)</text:p>
      <text:p text:style-name="P128"/>
      <text:p text:style-name="P129">[</text:p>
      <text:p text:style-name="P130"><text:s text:c="2"/>{</text:p>
      <text:p text:style-name="P131"><text:s text:c="4"/>"reservasId": 1,</text:p>
      <text:p text:style-name="P132"><text:s text:c="4"/>"garagensId": 3,</text:p>
      <text:p text:style-name="P133"><text:s text:c="4"/>"res_garId": 1</text:p>
      <text:p text:style-name="P134"><text:s text:c="2"/>},</text:p>
      <text:p text:style-name="P135"><text:s text:c="2"/>{</text:p>
      <text:p text:style-name="P136"><text:s text:c="4"/>"reservasId": 2,</text:p>
      <text:p text:style-name="P137"><text:s text:c="4"/>"garagensId": 4,</text:p>
      <text:p text:style-name="P138"><text:s text:c="4"/>"res_garId": 2</text:p>
      <text:p text:style-name="P139"><text:s text:c="2"/>},</text:p>
      <text:p text:style-name="P140">… ]</text:p>
      <text:p text:style-name="P141"/>
      <text:p text:style-name="P142"/>
      <text:p text:style-name="P143"/>
      <text:p text:style-name="P144">funciona apenas 1:</text:p>
      <text:p text:style-name="P145">Url: /api/res_gar/1 (get)</text:p>
      <text:p text:style-name="P146"/>
      <text:p text:style-name="P147"/>
      <text:p text:style-name="P148">{</text:p>
      <text:p text:style-name="P149"><text:s text:c="2"/>"reservasId": 1,</text:p>
      <text:p text:style-name="P150"><text:s text:c="2"/>"garagensId": 3,</text:p>
      <text:p text:style-name="P151"><text:s text:c="2"/>"res_garId": 1</text:p>
      <text:p text:style-name="P152">}</text:p>
      <text:p text:style-name="P153"/>
      <text:p text:style-name="P154"/>
      <text:p text:style-name="P155">erro:</text:p>
      <text:p text:style-name="P156">Url: /api/res_gar/10 (get)</text:p>
      <text:p text:style-name="P157"/>
      <text:p text:style-name="P158">{</text:p>
      <text:p text:style-name="P159"><text:s text:c="2"/>"timestamp": "2021-11-19T17:33:27.124+00:00",</text:p>
      <text:p text:style-name="P160"><text:s text:c="2"/>"status": 500,</text:p>
      <text:p text:style-name="P161"><text:s text:c="2"/>"error": "Internal Server Error",</text:p>
      <text:p text:style-name="P162"><text:s text:c="2"/>"trace": "pt.iade.garage4u.models.Exceptions.NotFoundException: Res_garwithid 10not found. \r\n\tat pt.iade.garage4u.controlers.Res_garController.getRes_gar(Res_garController.java:37)\r\n\tat java.base/jdk.internal.reflect.NativeMethodAccessorImpl.invoke0(Native Method)\r\n\tat java.base/jdk.internal.reflect.NativeMethodAccessorImpl.invoke(NativeMethodAccessorImpl.java:78)\r\n\tat java.base/jdk.internal.reflect.DelegatingMethodAccessorImpl.invoke(DelegatingMethodAccessorImpl.java:43)\r\n\tat java.base/java.lang.reflect.Method.invoke(Method.java:567)\r\n\tat org.springframework.web.method.support.InvocableHandlerMethod.doInvoke(InvocableHandlerMethod.java:205)\r\n\tat org.springframework.web.method.support.InvocableHandlerMethod.invokeForRequest(InvocableHandlerMethod.java:150)\r\n\tat org.springframework.web.servlet.mvc.method.annotation.ServletInvocableHandlerMethod.invokeAndHandle(ServletInvocableHandlerMethod.java:117)\r\n\tat org.springframework.web.servlet.mvc.method.annotation.RequestMappingHandlerAdapter.invokeHandlerMethod(RequestMappingHandlerAdapter.java:895)\r\n\tat org.springframework.web.servlet.mvc.method.annotation.RequestMappingHandlerAdapter.handleInternal(RequestMappingHandlerAdapter.java:808)\r\n\tat<text:s/><text:soft-page-break/>org.springframework.web.servlet.mvc.method.AbstractHandlerMethodAdapter.handle(AbstractHandlerMethodAdapter.java:87)\r\n\tat org.springframework.web.servlet.DispatcherServlet.doDispatch(DispatcherServlet.java:1067)\r\n\tat org.springframework.web.servlet.DispatcherServlet.doService(DispatcherServlet.java:963)\r\n\tat org.springframework.web.servlet.FrameworkServlet.processRequest(FrameworkServlet.java:1006)\r\n\tat org.springframework.web.servlet.FrameworkServlet.doGet(FrameworkServlet.java:898)\r\n\tat javax.servlet.http.HttpServlet.service(HttpServlet.java:655)\r\n\tat org.springframework.web.servlet.FrameworkServlet.service(FrameworkServlet.java:883)\r\n\tat javax.servlet.http.HttpServlet.service(HttpServlet.java:764)\r\n\tat org.apache.catalina.core.ApplicationFilterChain.internalDoFilter(ApplicationFilterChain.java:227)\r\n\tat org.apache.catalina.core.ApplicationFilterChain.doFilter(ApplicationFilterChain.java:162)\r\n\tat org.apache.tomcat.websocket.server.WsFilter.doFilter(WsFilter.java:53)\r\n\tat org.apache.catalina.core.ApplicationFilterChain.internalDoFilter(ApplicationFilterChain.java:189)\r\n\tat org.apache.catalina.core.ApplicationFilterChain.doFilter(ApplicationFilterChain.java:162)\r\n\tat org.springframework.web.filter.RequestContextFilter.doFilterInternal(RequestContextFilter.java:100)\r\n\tat org.springframework.web.filter.OncePerRequestFilter.doFilter(OncePerRequestFilter.java:119)\r\n\tat org.apache.catalina.core.ApplicationFilterChain.internalDoFilter(ApplicationFilterChain.java:189)\r\n\tat org.apache.catalina.core.ApplicationFilterChain.doFilter(ApplicationFilterChain.java:162)\r\n\tat org.springframework.web.filter.FormContentFilter.doFilterInternal(FormContentFilter.java:93)\r\n\tat org.springframework.web.filter.OncePerRequestFilter.doFilter(OncePerRequestFilter.java:119)\r\n\tat org.apache.catalina.core.ApplicationFilterChain.internalDoFilter(ApplicationFilterChain.java:189)\r\n\tat org.apache.catalina.core.ApplicationFilterChain.doFilter(ApplicationFilterChain.java:162)\r\n\tat org.springframework.web.filter.CharacterEncodingFilter.doFilterInternal(CharacterEncodingFilter.java:201)\r\n\tat org.springframework.web.filter.OncePerRequestFilter.doFilter(OncePerRequestFilter.java:119)\r\n\tat org.apache.catalina.core.ApplicationFilterChain.internalDoFilter(ApplicationFilterChain.java:189)\r\n\tat org.apache.catalina.core.ApplicationFilterChain.doFilter(ApplicationFilterChain.java:162)\r\n\tat org.apache.catalina.core.StandardWrapperValve.invoke(StandardWrapperValve.java:197)\r\n\tat org.apache.catalina.core.StandardContextValve.invoke(StandardContextValve.java:97)\r\n\tat org.apache.catalina.authenticator.AuthenticatorBase.invoke(AuthenticatorBase.java:540)\r\n\<text:soft-page-break/>tat org.apache.catalina.core.StandardHostValve.invoke(StandardHostValve.java:135)\r\n\tat org.apache.catalina.valves.ErrorReportValve.invoke(ErrorReportValve.java:92)\r\n\tat org.apache.catalina.core.StandardEngineValve.invoke(StandardEngineValve.java:78)\r\n\tat org.apache.catalina.connector.CoyoteAdapter.service(CoyoteAdapter.java:357)\r\n\tat org.apache.coyote.http11.Http11Processor.service(Http11Processor.java:382)\r\n\tat org.apache.coyote.AbstractProcessorLight.process(AbstractProcessorLight.java:65)\r\n\tat org.apache.coyote.AbstractProtocol$ConnectionHandler.process(AbstractProtocol.java:895)\r\n\tat org.apache.tomcat.util.net.NioEndpoint$SocketProcessor.doRun(NioEndpoint.java:1722)\r\n\tat org.apache.tomcat.util.net.SocketProcessorBase.run(SocketProcessorBase.java:49)\r\n\tat org.apache.tomcat.util.threads.ThreadPoolExecutor.runWorker(ThreadPoolExecutor.java:1191)\r\n\tat org.apache.tomcat.util.threads.ThreadPoolExecutor$Worker.run(ThreadPoolExecutor.java:659)\r\n\tat org.apache.tomcat.util.threads.TaskThread$WrappingRunnable.run(TaskThread.java:61)\r\n\tat java.base/java.lang.Thread.run(Thread.java:831)\r\n",</text:p>
      <text:p text:style-name="P163"><text:s text:c="2"/>"message": "Res_garwithid 10not found. ",</text:p>
      <text:p text:style-name="P164"><text:s text:c="2"/>"path": "/api/res_gar/10"</text:p>
      <text:p text:style-name="P165">}</text:p>
      <text:p text:style-name="P166"/>
      <text:p text:style-name="P167"/>
      <text:p text:style-name="P168"/>
      <text:p text:style-name="P169"/>
      <text:p text:style-name="P170"/>
      <text:p text:style-name="P171"/>
      <text:p text:style-name="P172">reserva</text:p>
      <text:p text:style-name="P173"/>
      <text:p text:style-name="P174">total:</text:p>
      <text:p text:style-name="P175">Url: /api/reserva (get)</text:p>
      <text:p text:style-name="P176"/>
      <text:p text:style-name="P177">[</text:p>
      <text:p text:style-name="P178"><text:s text:c="2"/>{</text:p>
      <text:p text:style-name="P179"><text:s text:c="4"/>"idUtilizador": 2,</text:p>
      <text:p text:style-name="P180"><text:s text:c="4"/>"horaDeEntrda": "2021-11-04T09:00:00Z",</text:p>
      <text:p text:style-name="P181"><text:s text:c="4"/>"horaSaida": "2021-11-04T10:00:00Z",</text:p>
      <text:p text:style-name="P182"><text:s text:c="4"/>"reservaID": 1</text:p>
      <text:soft-page-break/>
      <text:p text:style-name="P183"><text:s text:c="2"/>},</text:p>
      <text:p text:style-name="P184"><text:s text:c="2"/>{</text:p>
      <text:p text:style-name="P185"><text:s text:c="4"/>"idUtilizador": 1,</text:p>
      <text:p text:style-name="P186"><text:s text:c="4"/>"horaDeEntrda": "2021-08-04T08:00:00Z",</text:p>
      <text:p text:style-name="P187"><text:s text:c="4"/>"horaSaida": "2021-08-04T09:00:00Z",</text:p>
      <text:p text:style-name="P188"><text:s text:c="4"/>"reservaID": 2</text:p>
      <text:p text:style-name="P189"><text:s text:c="2"/>},</text:p>
      <text:p text:style-name="P190">… ]</text:p>
      <text:p text:style-name="P191"/>
      <text:p text:style-name="P192"/>
      <text:p text:style-name="P193"/>
      <text:p text:style-name="P194">funciona apenas 1:</text:p>
      <text:p text:style-name="P195">Url: /api/reserva/1 (get)</text:p>
      <text:p text:style-name="P196"/>
      <text:p text:style-name="P197"/>
      <text:p text:style-name="P198">{</text:p>
      <text:p text:style-name="P199"><text:s text:c="2"/>"idUtilizador": 2,</text:p>
      <text:p text:style-name="P200"><text:s text:c="2"/>"horaDeEntrda": "2021-11-04T09:00:00Z",</text:p>
      <text:p text:style-name="P201"><text:s text:c="2"/>"horaSaida": "2021-11-04T10:00:00Z",</text:p>
      <text:p text:style-name="P202"><text:s text:c="2"/>"reservaID": 1</text:p>
      <text:p text:style-name="P203">}</text:p>
      <text:p text:style-name="P204"/>
      <text:p text:style-name="P205"/>
      <text:p text:style-name="P206">erro:</text:p>
      <text:p text:style-name="P207">Url: /api/reserva/10 (get)</text:p>
      <text:p text:style-name="P208"/>
      <text:p text:style-name="P209">{</text:p>
      <text:p text:style-name="P210"><text:s text:c="2"/>"timestamp": "2021-11-19T17:36:57.356+00:00",</text:p>
      <text:p text:style-name="P211"><text:s text:c="2"/>"status": 500,</text:p>
      <text:p text:style-name="P212"><text:s text:c="2"/>"error": "Internal Server Error",</text:p>
      <text:soft-page-break/>
      <text:p text:style-name="P213"><text:s text:c="2"/>"trace": "pt.iade.garage4u.models.Exceptions.NotFoundException: reservawithid 10not found. \r\n\tat pt.iade.garage4u.controlers.ReservaController.getReserva(ReservaController.java:36)\r\n\tat java.base/jdk.internal.reflect.NativeMethodAccessorImpl.invoke0(Native Method)\r\n\tat java.base/jdk.internal.reflect.NativeMethodAccessorImpl.invoke(NativeMethodAccessorImpl.java:78)\r\n\tat java.base/jdk.internal.reflect.DelegatingMethodAccessorImpl.invoke(DelegatingMethodAccessorImpl.java:43)\r\n\tat java.base/java.lang.reflect.Method.invoke(Method.java:567)\r\n\tat org.springframework.web.method.support.InvocableHandlerMethod.doInvoke(InvocableHandlerMethod.java:205)\r\n\tat org.springframework.web.method.support.InvocableHandlerMethod.invokeForRequest(InvocableHandlerMethod.java:150)\r\n\tat org.springframework.web.servlet.mvc.method.annotation.ServletInvocableHandlerMethod.invokeAndHandle(ServletInvocableHandlerMethod.java:117)\r\n\tat org.springframework.web.servlet.mvc.method.annotation.RequestMappingHandlerAdapter.invokeHandlerMethod(RequestMappingHandlerAdapter.java:895)\r\n\tat org.springframework.web.servlet.mvc.method.annotation.RequestMappingHandlerAdapter.handleInternal(RequestMappingHandlerAdapter.java:808)\r\n\tat org.springframework.web.servlet.mvc.method.AbstractHandlerMethodAdapter.handle(AbstractHandlerMethodAdapter.java:87)\r\n\tat org.springframework.web.servlet.DispatcherServlet.doDispatch(DispatcherServlet.java:1067)\r\n\tat org.springframework.web.servlet.DispatcherServlet.doService(DispatcherServlet.java:963)\r\n\tat org.springframework.web.servlet.FrameworkServlet.processRequest(FrameworkServlet.java:1006)\r\n\tat org.springframework.web.servlet.FrameworkServlet.doGet(FrameworkServlet.java:898)\r\n\tat javax.servlet.http.HttpServlet.service(HttpServlet.java:655)\r\n\tat org.springframework.web.servlet.FrameworkServlet.service(FrameworkServlet.java:883)\r\n\tat javax.servlet.http.HttpServlet.service(HttpServlet.java:764)\r\n\tat org.apache.catalina.core.ApplicationFilterChain.internalDoFilter(ApplicationFilterChain.java:227)\r\n\tat org.apache.catalina.core.ApplicationFilterChain.doFilter(ApplicationFilterChain.java:162)\r\n\tat org.apache.tomcat.websocket.server.WsFilter.doFilter(WsFilter.java:53)\r\n\tat org.apache.catalina.core.ApplicationFilterChain.internalDoFilter(ApplicationFilterChain.java:189)\r\n\tat org.apache.catalina.core.ApplicationFilterChain.doFilter(ApplicationFilterChain.java:162)\r\n\tat org.springframework.web.filter.RequestContextFilter.doFilterInternal(RequestContextFilter.java:100)\r\n\tat org.springframework.web.filter.OncePerRequestFilter.doFilter(OncePerRequestFilter.java:119)\r\n\tat org.apache.catalina.core.ApplicationFilterChain.internalDoFilter(ApplicationFilterChain.java:189)\r\n\tat org.apache.catalina.core.ApplicationFilterChain.doFilter(ApplicationFilterChain.java:162)\r\n\tat org.springframework.web.filter.FormContentFilter.doFilterInternal(FormContentFilter.java:93)\r\n\tat<text:s/><text:soft-page-break/>org.springframework.web.filter.OncePerRequestFilter.doFilter(OncePerRequestFilter.java:119)\r\n\tat org.apache.catalina.core.ApplicationFilterChain.internalDoFilter(ApplicationFilterChain.java:189)\r\n\tat org.apache.catalina.core.ApplicationFilterChain.doFilter(ApplicationFilterChain.java:162)\r\n\tat org.springframework.web.filter.CharacterEncodingFilter.doFilterInternal(CharacterEncodingFilter.java:201)\r\n\tat org.springframework.web.filter.OncePerRequestFilter.doFilter(OncePerRequestFilter.java:119)\r\n\tat org.apache.catalina.core.ApplicationFilterChain.internalDoFilter(ApplicationFilterChain.java:189)\r\n\tat org.apache.catalina.core.ApplicationFilterChain.doFilter(ApplicationFilterChain.java:162)\r\n\tat org.apache.catalina.core.StandardWrapperValve.invoke(StandardWrapperValve.java:197)\r\n\tat org.apache.catalina.core.StandardContextValve.invoke(StandardContextValve.java:97)\r\n\tat org.apache.catalina.authenticator.AuthenticatorBase.invoke(AuthenticatorBase.java:540)\r\n\tat org.apache.catalina.core.StandardHostValve.invoke(StandardHostValve.java:135)\r\n\tat org.apache.catalina.valves.ErrorReportValve.invoke(ErrorReportValve.java:92)\r\n\tat org.apache.catalina.core.StandardEngineValve.invoke(StandardEngineValve.java:78)\r\n\tat org.apache.catalina.connector.CoyoteAdapter.service(CoyoteAdapter.java:357)\r\n\tat org.apache.coyote.http11.Http11Processor.service(Http11Processor.java:382)\r\n\tat org.apache.coyote.AbstractProcessorLight.process(AbstractProcessorLight.java:65)\r\n\tat org.apache.coyote.AbstractProtocol$ConnectionHandler.process(AbstractProtocol.java:895)\r\n\tat org.apache.tomcat.util.net.NioEndpoint$SocketProcessor.doRun(NioEndpoint.java:1722)\r\n\tat org.apache.tomcat.util.net.SocketProcessorBase.run(SocketProcessorBase.java:49)\r\n\tat org.apache.tomcat.util.threads.ThreadPoolExecutor.runWorker(ThreadPoolExecutor.java:1191)\r\n\tat org.apache.tomcat.util.threads.ThreadPoolExecutor$Worker.run(ThreadPoolExecutor.java:659)\r\n\tat org.apache.tomcat.util.threads.TaskThread$WrappingRunnable.run(TaskThread.java:61)\r\n\tat java.base/java.lang.Thread.run(Thread.java:831)\r\n",</text:p>
      <text:p text:style-name="P214"><text:s text:c="2"/>"message": "reservawithid 10not found. ",</text:p>
      <text:p text:style-name="P215"><text:s text:c="2"/>"path": "/api/reserva/10"</text:p>
      <text:p text:style-name="P216">}</text:p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>utilizador</text:p>
      <text:p text:style-name="P225"/>
      <text:p text:style-name="P226">total:</text:p>
      <text:p text:style-name="P227">Url: /api/utilizador (get)</text:p>
      <text:p text:style-name="P228"/>
      <text:p text:style-name="P229">[</text:p>
      <text:p text:style-name="P230"><text:s text:c="2"/>{</text:p>
      <text:p text:style-name="P231"><text:s text:c="4"/>"utilizadorId": 1,</text:p>
      <text:p text:style-name="P232"><text:s text:c="4"/>"utilizadorName": "Bruno Preto",</text:p>
      <text:p text:style-name="P233"><text:s text:c="4"/>"utilizadorMorada": "Rua das flores",</text:p>
      <text:p text:style-name="P234"><text:s text:c="4"/>"utilizadorGender": "m",</text:p>
      <text:p text:style-name="P235"><text:s text:c="4"/>"utilizadorBdate": "1998-09-05",</text:p>
      <text:p text:style-name="P236"><text:s text:c="4"/>"utilizadorIdentificacaoId": 12468664,</text:p>
      <text:p text:style-name="P237"><text:s text:c="4"/>"utilizadorEmail": "brunomarcospreto1998@gmail.com",</text:p>
      <text:p text:style-name="P238"><text:s text:c="4"/>"utilizadorPass": "123456789"</text:p>
      <text:p text:style-name="P239"><text:s text:c="2"/>},</text:p>
      <text:p text:style-name="P240"><text:s text:c="2"/>{</text:p>
      <text:p text:style-name="P241"><text:s text:c="4"/>"utilizadorId": 2,</text:p>
      <text:p text:style-name="P242"><text:s text:c="4"/>"utilizadorName": "Bruno Mata",</text:p>
      <text:p text:style-name="P243"><text:s text:c="4"/>"utilizadorMorada": "Rua Casal Quartilho ",</text:p>
      <text:p text:style-name="P244"><text:s text:c="4"/>"utilizadorGender": "m",</text:p>
      <text:p text:style-name="P245"><text:s text:c="4"/>"utilizadorBdate": "1997-09-24",</text:p>
      <text:p text:style-name="P246"><text:s text:c="4"/>"utilizadorIdentificacaoId": 54645646,</text:p>
      <text:p text:style-name="P247"><text:s text:c="4"/>"utilizadorEmail": "brunomata@garage4u.pt",</text:p>
      <text:p text:style-name="P248"><text:s text:c="4"/>"utilizadorPass": "134679258"</text:p>
      <text:p text:style-name="P249"><text:s text:c="2"/>},</text:p>
      <text:p text:style-name="P250">… ]</text:p>
      <text:p text:style-name="P251"/>
      <text:p text:style-name="P252"/>
      <text:p text:style-name="P253"/>
      <text:soft-page-break/>
      <text:p text:style-name="P254">funciona apenas 1:</text:p>
      <text:p text:style-name="P255">Url: /api/utilizador/1 (get)</text:p>
      <text:p text:style-name="P256"/>
      <text:p text:style-name="P257"/>
      <text:p text:style-name="P258">{</text:p>
      <text:p text:style-name="P259"><text:s text:c="2"/>"utilizadorId": 1,</text:p>
      <text:p text:style-name="P260"><text:s text:c="2"/>"utilizadorName": "Bruno Preto",</text:p>
      <text:p text:style-name="Normal"><text:span text:style-name="T261"><text:s text:c="2"/></text:span>"utilizadorMorada": "Rua das flores",</text:p>
      <text:p text:style-name="Normal"><text:s text:c="2"/>"utilizadorGender": "m",</text:p>
      <text:p text:style-name="Normal"><text:s text:c="2"/>"utilizadorBdate": "1998-09-05",</text:p>
      <text:p text:style-name="Normal"><text:s text:c="2"/>"utilizadorIdentificacaoId": 12468664,</text:p>
      <text:p text:style-name="Normal"><text:s text:c="2"/>"utilizadorEmail": "brunomarcospreto1998@gmail.com",</text:p>
      <text:p text:style-name="Normal"><text:s text:c="2"/>"utilizadorPass": "123456789"</text:p>
      <text:p text:style-name="Normal">}</text:p>
      <text:p text:style-name="Normal"/>
      <text:p text:style-name="Normal"/>
      <text:p text:style-name="Normal">erro:</text:p>
      <text:p text:style-name="Normal">Url: /api/utilizador/10 (get)</text:p>
      <text:p text:style-name="Normal"/>
      <text:p text:style-name="P262">{</text:p>
      <text:p text:style-name="P263"><text:s text:c="2"/>"timestamp": "2021-11-19T17:39:12.953+00:00",</text:p>
      <text:p text:style-name="P264"><text:s text:c="2"/>"status": 500,</text:p>
      <text:p text:style-name="P265"><text:s text:c="2"/>"error": "Internal Server Error",</text:p>
      <text:p text:style-name="P266"><text:s text:c="2"/>"trace": "pt.iade.garage4u.models.Exceptions.NotFoundException: Utilizadorwithid 10not found. \r\n\tat pt.iade.garage4u.controlers.UtilizadorController.getUtilizador(UtilizadorController.java:37)\r\n\tat java.base/jdk.internal.reflect.NativeMethodAccessorImpl.invoke0(Native Method)\r\n\tat java.base/jdk.internal.reflect.NativeMethodAccessorImpl.invoke(NativeMethodAccessorImpl.java:78)\r\n\tat java.base/jdk.internal.reflect.DelegatingMethodAccessorImpl.invoke(DelegatingMethodAccessorImpl.java:43)\r\n\tat java.base/java.lang.reflect.Method.invoke(Method.java:567)\r\n\tat org.springframework.web.method.support.InvocableHandlerMethod.doInvoke(InvocableHandlerMethod.java:205)\r\n\tat org.springframework.web.method.support.InvocableHandlerMethod.invokeForRequest(InvocableHandlerMethod.java:150)\r\n\tat<text:s/><text:soft-page-break/>org.springframework.web.servlet.mvc.method.annotation.ServletInvocableHandlerMethod.invokeAndHandle(ServletInvocableHandlerMethod.java:117)\r\n\tat org.springframework.web.servlet.mvc.method.annotation.RequestMappingHandlerAdapter.invokeHandlerMethod(RequestMappingHandlerAdapter.java:895)\r\n\tat org.springframework.web.servlet.mvc.method.annotation.RequestMappingHandlerAdapter.handleInternal(RequestMappingHandlerAdapter.java:808)\r\n\tat org.springframework.web.servlet.mvc.method.AbstractHandlerMethodAdapter.handle(AbstractHandlerMethodAdapter.java:87)\r\n\tat org.springframework.web.servlet.DispatcherServlet.doDispatch(DispatcherServlet.java:1067)\r\n\tat org.springframework.web.servlet.DispatcherServlet.doService(DispatcherServlet.java:963)\r\n\tat org.springframework.web.servlet.FrameworkServlet.processRequest(FrameworkServlet.java:1006)\r\n\tat org.springframework.web.servlet.FrameworkServlet.doGet(FrameworkServlet.java:898)\r\n\tat javax.servlet.http.HttpServlet.service(HttpServlet.java:655)\r\n\tat org.springframework.web.servlet.FrameworkServlet.service(FrameworkServlet.java:883)\r\n\tat javax.servlet.http.HttpServlet.service(HttpServlet.java:764)\r\n\tat org.apache.catalina.core.ApplicationFilterChain.internalDoFilter(ApplicationFilterChain.java:227)\r\n\tat org.apache.catalina.core.ApplicationFilterChain.doFilter(ApplicationFilterChain.java:162)\r\n\tat org.apache.tomcat.websocket.server.WsFilter.doFilter(WsFilter.java:53)\r\n\tat org.apache.catalina.core.ApplicationFilterChain.internalDoFilter(ApplicationFilterChain.java:189)\r\n\tat org.apache.catalina.core.ApplicationFilterChain.doFilter(ApplicationFilterChain.java:162)\r\n\tat org.springframework.web.filter.RequestContextFilter.doFilterInternal(RequestContextFilter.java:100)\r\n\tat org.springframework.web.filter.OncePerRequestFilter.doFilter(OncePerRequestFilter.java:119)\r\n\tat org.apache.catalina.core.ApplicationFilterChain.internalDoFilter(ApplicationFilterChain.java:189)\r\n\tat org.apache.catalina.core.ApplicationFilterChain.doFilter(ApplicationFilterChain.java:162)\r\n\tat org.springframework.web.filter.FormContentFilter.doFilterInternal(FormContentFilter.java:93)\r\n\tat org.springframework.web.filter.OncePerRequestFilter.doFilter(OncePerRequestFilter.java:119)\r\n\tat org.apache.catalina.core.ApplicationFilterChain.internalDoFilter(ApplicationFilterChain.java:189)\r\n\tat org.apache.catalina.core.ApplicationFilterChain.doFilter(ApplicationFilterChain.java:162)\r\n\tat org.springframework.web.filter.CharacterEncodingFilter.doFilterInternal(CharacterEncodingFilter.java:201)\r\n\tat org.springframework.web.filter.OncePerRequestFilter.doFilter(OncePerRequestFilter.java:119)\r\n\tat org.apache.catalina.core.ApplicationFilterChain.internalDoFilter(ApplicationFilterChain.java:189)\r\n\tat<text:s/><text:soft-page-break/>org.apache.catalina.core.ApplicationFilterChain.doFilter(ApplicationFilterChain.java:162)\r\n\tat org.apache.catalina.core.StandardWrapperValve.invoke(StandardWrapperValve.java:197)\r\n\tat org.apache.catalina.core.StandardContextValve.invoke(StandardContextValve.java:97)\r\n\tat org.apache.catalina.authenticator.AuthenticatorBase.invoke(AuthenticatorBase.java:540)\r\n\tat org.apache.catalina.core.StandardHostValve.invoke(StandardHostValve.java:135)\r\n\tat org.apache.catalina.valves.ErrorReportValve.invoke(ErrorReportValve.java:92)\r\n\tat org.apache.catalina.core.StandardEngineValve.invoke(StandardEngineValve.java:78)\r\n\tat org.apache.catalina.connector.CoyoteAdapter.service(CoyoteAdapter.java:357)\r\n\tat org.apache.coyote.http11.Http11Processor.service(Http11Processor.java:382)\r\n\tat org.apache.coyote.AbstractProcessorLight.process(AbstractProcessorLight.java:65)\r\n\tat org.apache.coyote.AbstractProtocol$ConnectionHandler.process(AbstractProtocol.java:895)\r\n\tat org.apache.tomcat.util.net.NioEndpoint$SocketProcessor.doRun(NioEndpoint.java:1722)\r\n\tat org.apache.tomcat.util.net.SocketProcessorBase.run(SocketProcessorBase.java:49)\r\n\tat org.apache.tomcat.util.threads.ThreadPoolExecutor.runWorker(ThreadPoolExecutor.java:1191)\r\n\tat org.apache.tomcat.util.threads.ThreadPoolExecutor$Worker.run(ThreadPoolExecutor.java:659)\r\n\tat org.apache.tomcat.util.threads.TaskThread$WrappingRunnable.run(TaskThread.java:61)\r\n\tat java.base/java.lang.Thread.run(Thread.java:831)\r\n",</text:p>
      <text:p text:style-name="P267"><text:s text:c="2"/>"message": "Utilizadorwithid 10not found. ",</text:p>
      <text:p text:style-name="P268"><text:s text:c="2"/>"path": "/api/utilizador/10"</text:p>
      <text:p text:style-name="P269">}</text:p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>zona</text:p>
      <text:p text:style-name="P278"/>
      <text:p text:style-name="P279">total:</text:p>
      <text:p text:style-name="P280">Url: /api/zona (get)</text:p>
      <text:p text:style-name="P281"/>
      <text:p text:style-name="P282">[</text:p>
      <text:p text:style-name="P283"><text:s text:c="2"/>{</text:p>
      <text:soft-page-break/>
      <text:p text:style-name="P284"><text:s text:c="4"/>"nomeZona": "pontinha",</text:p>
      <text:p text:style-name="P285"><text:s text:c="4"/>"codZona": 1234,</text:p>
      <text:p text:style-name="P286"><text:s text:c="4"/>"idZona": 1</text:p>
      <text:p text:style-name="P287"><text:s text:c="2"/>},</text:p>
      <text:p text:style-name="P288"><text:s text:c="2"/>{</text:p>
      <text:p text:style-name="P289"><text:s text:c="4"/>"nomeZona": "sesimbra",</text:p>
      <text:p text:style-name="P290"><text:s text:c="4"/>"codZona": 543,</text:p>
      <text:p text:style-name="P291"><text:s text:c="4"/>"idZona": 2</text:p>
      <text:p text:style-name="P292"><text:s text:c="2"/>},</text:p>
      <text:p text:style-name="P293">… ]</text:p>
      <text:p text:style-name="P294"/>
      <text:p text:style-name="P295"/>
      <text:p text:style-name="P296"/>
      <text:p text:style-name="P297">funciona apenas 1:</text:p>
      <text:p text:style-name="P298">Url: /api/zona/1 (get)</text:p>
      <text:p text:style-name="P299"/>
      <text:p text:style-name="P300"/>
      <text:p text:style-name="P301">{</text:p>
      <text:p text:style-name="P302"><text:s text:c="2"/>"nomeZona": "pontinha",</text:p>
      <text:p text:style-name="P303"><text:s text:c="2"/>"codZona": 1234,</text:p>
      <text:p text:style-name="P304"><text:s text:c="2"/>"idZona": 1</text:p>
      <text:p text:style-name="P305">}</text:p>
      <text:p text:style-name="P306"/>
      <text:p text:style-name="P307"/>
      <text:p text:style-name="P308">erro:</text:p>
      <text:p text:style-name="P309">Url: /api/zona/20 (get)</text:p>
      <text:p text:style-name="P310"/>
      <text:p text:style-name="P311">{</text:p>
      <text:p text:style-name="P312"><text:s text:c="2"/>"timestamp": "2021-11-19T17:43:41.958+00:00",</text:p>
      <text:p text:style-name="P313"><text:s text:c="2"/>"status": 500,</text:p>
      <text:p text:style-name="P314"><text:s text:c="2"/>"error": "Internal Server Error",</text:p>
      <text:soft-page-break/>
      <text:p text:style-name="P315"><text:s text:c="2"/>"trace": "pt.iade.garage4u.models.Exceptions.NotFoundException: Zonawithid 20not found. \r\n\tat pt.iade.garage4u.controlers.ZonaController.getZona(ZonaController.java:36)\r\n\tat java.base/jdk.internal.reflect.NativeMethodAccessorImpl.invoke0(Native Method)\r\n\tat java.base/jdk.internal.reflect.NativeMethodAccessorImpl.invoke(NativeMethodAccessorImpl.java:78)\r\n\tat java.base/jdk.internal.reflect.DelegatingMethodAccessorImpl.invoke(DelegatingMethodAccessorImpl.java:43)\r\n\tat java.base/java.lang.reflect.Method.invoke(Method.java:567)\r\n\tat org.springframework.web.method.support.InvocableHandlerMethod.doInvoke(InvocableHandlerMethod.java:205)\r\n\tat org.springframework.web.method.support.InvocableHandlerMethod.invokeForRequest(InvocableHandlerMethod.java:150)\r\n\tat org.springframework.web.servlet.mvc.method.annotation.ServletInvocableHandlerMethod.invokeAndHandle(ServletInvocableHandlerMethod.java:117)\r\n\tat org.springframework.web.servlet.mvc.method.annotation.RequestMappingHandlerAdapter.invokeHandlerMethod(RequestMappingHandlerAdapter.java:895)\r\n\tat org.springframework.web.servlet.mvc.method.annotation.RequestMappingHandlerAdapter.handleInternal(RequestMappingHandlerAdapter.java:808)\r\n\tat org.springframework.web.servlet.mvc.method.AbstractHandlerMethodAdapter.handle(AbstractHandlerMethodAdapter.java:87)\r\n\tat org.springframework.web.servlet.DispatcherServlet.doDispatch(DispatcherServlet.java:1067)\r\n\tat org.springframework.web.servlet.DispatcherServlet.doService(DispatcherServlet.java:963)\r\n\tat org.springframework.web.servlet.FrameworkServlet.processRequest(FrameworkServlet.java:1006)\r\n\tat org.springframework.web.servlet.FrameworkServlet.doGet(FrameworkServlet.java:898)\r\n\tat javax.servlet.http.HttpServlet.service(HttpServlet.java:655)\r\n\tat org.springframework.web.servlet.FrameworkServlet.service(FrameworkServlet.java:883)\r\n\tat javax.servlet.http.HttpServlet.service(HttpServlet.java:764)\r\n\tat org.apache.catalina.core.ApplicationFilterChain.internalDoFilter(ApplicationFilterChain.java:227)\r\n\tat org.apache.catalina.core.ApplicationFilterChain.doFilter(ApplicationFilterChain.java:162)\r\n\tat org.apache.tomcat.websocket.server.WsFilter.doFilter(WsFilter.java:53)\r\n\tat org.apache.catalina.core.ApplicationFilterChain.internalDoFilter(ApplicationFilterChain.java:189)\r\n\tat org.apache.catalina.core.ApplicationFilterChain.doFilter(ApplicationFilterChain.java:162)\r\n\tat org.springframework.web.filter.RequestContextFilter.doFilterInternal(RequestContextFilter.java:100)\r\n\tat org.springframework.web.filter.OncePerRequestFilter.doFilter(OncePerRequestFilter.java:119)\r\n\tat org.apache.catalina.core.ApplicationFilterChain.internalDoFilter(ApplicationFilterChain.java:189)\r\n\tat org.apache.catalina.core.ApplicationFilterChain.doFilter(ApplicationFilterChain.java:162)\r\n\tat org.springframework.web.filter.FormContentFilter.doFilterInternal(FormContentFilter.java:93)\r\n\tat org.springframework.web.filter.OncePerRequestFilter.doFilter(OncePerRequestFilter.java:119)<text:soft-page-break/>\r\n\tat org.apache.catalina.core.ApplicationFilterChain.internalDoFilter(ApplicationFilterChain.java:189)\r\n\tat org.apache.catalina.core.ApplicationFilterChain.doFilter(ApplicationFilterChain.java:162)\r\n\tat org.springframework.web.filter.CharacterEncodingFilter.doFilterInternal(CharacterEncodingFilter.java:201)\r\n\tat org.springframework.web.filter.OncePerRequestFilter.doFilter(OncePerRequestFilter.java:119)\r\n\tat org.apache.catalina.core.ApplicationFilterChain.internalDoFilter(ApplicationFilterChain.java:189)\r\n\tat org.apache.catalina.core.ApplicationFilterChain.doFilter(ApplicationFilterChain.java:162)\r\n\tat org.apache.catalina.core.StandardWrapperValve.invoke(StandardWrapperValve.java:197)\r\n\tat org.apache.catalina.core.StandardContextValve.invoke(StandardContextValve.java:97)\r\n\tat org.apache.catalina.authenticator.AuthenticatorBase.invoke(AuthenticatorBase.java:540)\r\n\tat org.apache.catalina.core.StandardHostValve.invoke(StandardHostValve.java:135)\r\n\tat org.apache.catalina.valves.ErrorReportValve.invoke(ErrorReportValve.java:92)\r\n\tat org.apache.catalina.core.StandardEngineValve.invoke(StandardEngineValve.java:78)\r\n\tat org.apache.catalina.connector.CoyoteAdapter.service(CoyoteAdapter.java:357)\r\n\tat org.apache.coyote.http11.Http11Processor.service(Http11Processor.java:382)\r\n\tat org.apache.coyote.AbstractProcessorLight.process(AbstractProcessorLight.java:65)\r\n\tat org.apache.coyote.AbstractProtocol$ConnectionHandler.process(AbstractProtocol.java:895)\r\n\tat org.apache.tomcat.util.net.NioEndpoint$SocketProcessor.doRun(NioEndpoint.java:1722)\r\n\tat org.apache.tomcat.util.net.SocketProcessorBase.run(SocketProcessorBase.java:49)\r\n\tat org.apache.tomcat.util.threads.ThreadPoolExecutor.runWorker(ThreadPoolExecutor.java:1191)\r\n\tat org.apache.tomcat.util.threads.ThreadPoolExecutor$Worker.run(ThreadPoolExecutor.java:659)\r\n\tat org.apache.tomcat.util.threads.TaskThread$WrappingRunnable.run(TaskThread.java:61)\r\n\tat java.base/java.lang.Thread.run(Thread.java:831)\r\n",</text:p>
      <text:p text:style-name="P316"><text:s text:c="2"/>"message": "Zonawithid 20not found. ",</text:p>
      <text:p text:style-name="P317"><text:s text:c="2"/>"path": "/api/zona/20"</text:p>
      <text:p text:style-name="P318">}</text:p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runo  Mata</meta:initial-creator>
    <dc:creator>Bruno  Mata</dc:creator>
    <meta:creation-date>2021-11-19T17:49:00Z</meta:creation-date>
    <dc:date>2021-11-19T17:50:00Z</dc:date>
    <meta:template xlink:href="Normal" xlink:type="simple"/>
    <meta:editing-cycles>1</meta:editing-cycles>
    <meta:editing-duration>PT60S</meta:editing-duration>
    <meta:document-statistic meta:page-count="27" meta:paragraph-count="81" meta:word-count="6393" meta:character-count="40836" meta:row-count="287" meta:non-whitespace-character-count="34524"/>
  </office:meta>
</office:document-meta>
</file>